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vba_macroses.xml" manifest:media-type="text/xml"/>
  <manifest:file-entry manifest:full-path="Basic/Standard/Sheet1 (Справочники).xml" manifest:media-type="text/xml"/>
  <manifest:file-entry manifest:full-path="Basic/Standard/script-lb.xml" manifest:media-type="text/xml"/>
  <manifest:file-entry manifest:full-path="Basic/VBAProject/Лист1.xml" manifest:media-type="text/xml"/>
  <manifest:file-entry manifest:full-path="Basic/VBAProject/Лист2.xml" manifest:media-type="text/xml"/>
  <manifest:file-entry manifest:full-path="Basic/VBAProject/Лист3.xml" manifest:media-type="text/xml"/>
  <manifest:file-entry manifest:full-path="Basic/VBAProject/Module1.xml" manifest:media-type="text/xml"/>
  <manifest:file-entry manifest:full-path="Basic/VBAProject/Лист4.xml" manifest:media-type="text/xml"/>
  <manifest:file-entry manifest:full-path="Basic/VBAProject/Лист5.xml" manifest:media-type="text/xml"/>
  <manifest:file-entry manifest:full-path="Basic/VBAProject/ЭтаКнига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cripts/python/mForkLif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Cyr" svg:font-family="'Arial Cyr'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52" style:family="table-column">
      <style:table-column-properties fo:break-before="auto" style:column-width="3.283cm"/>
    </style:style>
    <style:style style:name="co53" style:family="table-column">
      <style:table-column-properties fo:break-before="auto" style:column-width="0.718cm"/>
    </style:style>
    <style:style style:name="co54" style:family="table-column">
      <style:table-column-properties fo:break-before="auto" style:column-width="4.154cm"/>
    </style:style>
    <style:style style:name="co55" style:family="table-column">
      <style:table-column-properties fo:break-before="auto" style:column-width="1cm"/>
    </style:style>
    <style:style style:name="co19" style:family="table-column">
      <style:table-column-properties fo:break-before="auto" style:column-width="4.069cm"/>
    </style:style>
    <style:style style:name="co24" style:family="table-column">
      <style:table-column-properties fo:break-before="auto" style:column-width="1.672cm"/>
    </style:style>
    <style:style style:name="co56" style:family="table-column">
      <style:table-column-properties fo:break-before="auto" style:column-width="5.592cm"/>
    </style:style>
    <style:style style:name="co57" style:family="table-column">
      <style:table-column-properties fo:break-before="auto" style:column-width="1.566cm"/>
    </style:style>
    <style:style style:name="co58" style:family="table-column">
      <style:table-column-properties fo:break-before="auto" style:column-width="4.981cm"/>
    </style:style>
    <style:style style:name="co59" style:family="table-column">
      <style:table-column-properties fo:break-before="auto" style:column-width="1.348cm"/>
    </style:style>
    <style:style style:name="co60" style:family="table-column">
      <style:table-column-properties fo:break-before="auto" style:column-width="5.025cm"/>
    </style:style>
    <style:style style:name="co61" style:family="table-column">
      <style:table-column-properties fo:break-before="auto" style:column-width="3.72cm"/>
    </style:style>
    <style:style style:name="co13" style:family="table-column">
      <style:table-column-properties fo:break-before="auto" style:column-width="4.641cm"/>
    </style:style>
    <style:style style:name="co14" style:family="table-column">
      <style:table-column-properties fo:break-before="auto" style:column-width="3.459cm"/>
    </style:style>
    <style:style style:name="co15" style:family="table-column">
      <style:table-column-properties fo:break-before="auto" style:column-width="3.851cm"/>
    </style:style>
    <style:style style:name="co16" style:family="table-column">
      <style:table-column-properties fo:break-before="auto" style:column-width="3.11cm"/>
    </style:style>
    <style:style style:name="co17" style:family="table-column">
      <style:table-column-properties fo:break-before="auto" style:column-width="2.639cm"/>
    </style:style>
    <style:style style:name="co18" style:family="table-column">
      <style:table-column-properties fo:break-before="auto" style:column-width="5.743cm"/>
    </style:style>
    <style:style style:name="co20" style:family="table-column">
      <style:table-column-properties fo:break-before="auto" style:column-width="7.832cm"/>
    </style:style>
    <style:style style:name="co21" style:family="table-column">
      <style:table-column-properties fo:break-before="auto" style:column-width="4.613cm"/>
    </style:style>
    <style:style style:name="co22" style:family="table-column">
      <style:table-column-properties fo:break-before="auto" style:column-width="3.371cm"/>
    </style:style>
    <style:style style:name="co23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5.329cm"/>
    </style:style>
    <style:style style:name="co26" style:family="table-column">
      <style:table-column-properties fo:break-before="auto" style:column-width="1.739cm"/>
    </style:style>
    <style:style style:name="co27" style:family="table-column">
      <style:table-column-properties fo:break-before="auto" style:column-width="6.137cm"/>
    </style:style>
    <style:style style:name="co28" style:family="table-column">
      <style:table-column-properties fo:break-before="auto" style:column-width="3.611cm"/>
    </style:style>
    <style:style style:name="co29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307cm"/>
    </style:style>
    <style:style style:name="co31" style:family="table-column">
      <style:table-column-properties fo:break-before="auto" style:column-width="2.499cm"/>
    </style:style>
    <style:style style:name="co32" style:family="table-column">
      <style:table-column-properties fo:break-before="auto" style:column-width="3.785cm"/>
    </style:style>
    <style:style style:name="co33" style:family="table-column">
      <style:table-column-properties fo:break-before="auto" style:column-width="4.177cm"/>
    </style:style>
    <style:style style:name="co34" style:family="table-column">
      <style:table-column-properties fo:break-before="auto" style:column-width="6.406cm"/>
    </style:style>
    <style:style style:name="co35" style:family="table-column">
      <style:table-column-properties fo:break-before="auto" style:column-width="4.676cm"/>
    </style:style>
    <style:style style:name="co36" style:family="table-column">
      <style:table-column-properties fo:break-before="auto" style:column-width="3.219cm"/>
    </style:style>
    <style:style style:name="co37" style:family="table-column">
      <style:table-column-properties fo:break-before="auto" style:column-width="8.906cm"/>
    </style:style>
    <style:style style:name="co38" style:family="table-column">
      <style:table-column-properties fo:break-before="auto" style:column-width="2.979cm"/>
    </style:style>
    <style:style style:name="co39" style:family="table-column">
      <style:table-column-properties fo:break-before="auto" style:column-width="2.491cm"/>
    </style:style>
    <style:style style:name="co40" style:family="table-column">
      <style:table-column-properties fo:break-before="auto" style:column-width="4.001cm"/>
    </style:style>
    <style:style style:name="co41" style:family="table-column">
      <style:table-column-properties fo:break-before="auto" style:column-width="3.45cm"/>
    </style:style>
    <style:style style:name="co42" style:family="table-column">
      <style:table-column-properties fo:break-before="auto" style:column-width="5.512cm"/>
    </style:style>
    <style:style style:name="co43" style:family="table-column">
      <style:table-column-properties fo:break-before="auto" style:column-width="3.817cm"/>
    </style:style>
    <style:style style:name="co44" style:family="table-column">
      <style:table-column-properties fo:break-before="auto" style:column-width="4.39cm"/>
    </style:style>
    <style:style style:name="co45" style:family="table-column">
      <style:table-column-properties fo:break-before="auto" style:column-width="9.382cm"/>
    </style:style>
    <style:style style:name="co46" style:family="table-column">
      <style:table-column-properties fo:break-before="auto" style:column-width="5.375cm"/>
    </style:style>
    <style:style style:name="co47" style:family="table-column">
      <style:table-column-properties fo:break-before="auto" style:column-width="3.794cm"/>
    </style:style>
    <style:style style:name="co48" style:family="table-column">
      <style:table-column-properties fo:break-before="auto" style:column-width="1.916cm"/>
    </style:style>
    <style:style style:name="co49" style:family="table-column">
      <style:table-column-properties fo:break-before="auto" style:column-width="6.909cm"/>
    </style:style>
    <style:style style:name="co50" style:family="table-column">
      <style:table-column-properties fo:break-before="auto" style:column-width="6.867cm"/>
    </style:style>
    <style:style style:name="co51" style:family="table-column">
      <style:table-column-properties fo:break-before="auto" style:column-width="2.792cm"/>
    </style:style>
    <style:style style:name="co62" style:family="table-column">
      <style:table-column-properties fo:break-before="auto" style:column-width="2.26cm"/>
    </style:style>
    <style:style style:name="co63" style:family="table-column">
      <style:table-column-properties fo:break-before="auto" style:column-width="6.078cm"/>
    </style:style>
    <style:style style:name="co64" style:family="table-column">
      <style:table-column-properties fo:break-before="auto" style:column-width="3.821cm"/>
    </style:style>
    <style:style style:name="co65" style:family="table-column">
      <style:table-column-properties fo:break-before="auto" style:column-width="3.014cm"/>
    </style:style>
    <style:style style:name="co66" style:family="table-column">
      <style:table-column-properties fo:break-before="auto" style:column-width="13.61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4.443cm"/>
    </style:style>
    <style:style style:name="co69" style:family="table-column">
      <style:table-column-properties fo:break-before="auto" style:column-width="2.787cm"/>
    </style:style>
    <style:style style:name="co70" style:family="table-column">
      <style:table-column-properties fo:break-before="auto" style:column-width="3.221cm"/>
    </style:style>
    <style:style style:name="co71" style:family="table-column">
      <style:table-column-properties fo:break-before="auto" style:column-width="1.586cm"/>
    </style:style>
    <style:style style:name="co72" style:family="table-column">
      <style:table-column-properties fo:break-before="auto" style:column-width="4.339cm"/>
    </style:style>
    <style:style style:name="co73" style:family="table-column">
      <style:table-column-properties fo:break-before="auto" style:column-width="7.548cm"/>
    </style:style>
    <style:style style:name="ro2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1.517cm" fo:break-before="auto" style:use-optimal-row-height="true"/>
    </style:style>
    <style:style style:name="ro5" style:family="table-row">
      <style:table-row-properties style:row-height="0.64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4" style:family="table" style:master-page-name="PageStyle_5f_Справочники">
      <style:table-properties table:display="true" style:writing-mode="lr-tb"/>
    </style:style>
    <style:style style:name="ta2" style:family="table" style:master-page-name="PageStyle_5f_Регистрация_20_деятельности.">
      <style:table-properties table:display="true" style:writing-mode="lr-tb"/>
    </style:style>
    <style:style style:name="ta3" style:family="table" style:master-page-name="PageStyle_5f_Погрузчики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2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6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8faad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8faad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Default" style:data-style-name="N72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72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6" style:family="table-cell" style:parent-style-name="Default" style:data-style-name="N72">
      <style:table-cell-properties fo:background-color="#eeee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04" style:family="table-cell" style:parent-style-name="Default" style:data-style-name="N7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dddddd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0">
      <style:table-cell-properties fo:background-color="#d4ea6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0">
      <style:table-cell-properties fo:background-color="#eeeeee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6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Default" style:data-style-name="N157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0" style:family="table-cell" style:parent-style-name="Default" style:data-style-name="N0">
      <style:table-cell-properties fo:background-color="#d4ea6b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1" style:family="table-cell" style:parent-style-name="Default" style:data-style-name="N157">
      <style:table-cell-properties fo:background-color="#d4ea6b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9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0" style:family="table-cell" style:parent-style-name="Default" style:data-style-name="N157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AND(LEN([.$B2])&gt;0;LEN([.$I2])=0;LEN([.$J2])=0))" style:apply-style-name="Untitled1" style:base-cell-address="Погрузчики.J2"/>
    </style:style>
    <style:style style:name="ce35" style:family="table-cell" style:parent-style-name="Default" style:data-style-name="N0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3" style:family="table-cell" style:parent-style-name="Default" style:data-style-name="N72">
      <style:table-cell-properties fo:background-color="#eeeeee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4" style:family="table-cell" style:parent-style-name="Default" style:data-style-name="N157">
      <style:table-cell-properties fo:background-color="#ffffd7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5" style:family="table-cell" style:parent-style-name="Default" style:data-style-name="N36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6" style:family="table-cell" style:parent-style-name="Default" style:data-style-name="N0">
      <style:table-cell-properties fo:background-color="#ffffd7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1" style:family="table-cell" style:parent-style-name="Default" style:data-style-name="N36">
      <style:table-cell-properties fo:background-color="#ffffd7"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5" style:family="table-cell" style:parent-style-name="Default" style:data-style-name="N158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6" style:family="table-cell" style:parent-style-name="Default" style:data-style-name="N64">
      <style:table-cell-properties fo:background-color="#eeeee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ackground-color="#dddddd" style:cell-protect="none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1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4" style:family="table-cell" style:parent-style-name="Default" style:data-style-name="N0">
      <style:table-cell-properties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5" style:family="table-cell" style:parent-style-name="Default" style:data-style-name="N158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6" style:family="table-cell" style:parent-style-name="Default" style:data-style-name="N0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3" style:family="table-cell" style:parent-style-name="Default" style:data-style-name="N99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7" style:family="table-cell" style:parent-style-name="Default">
      <style:table-cell-properties style:cell-protect="none" style:print-content="true"/>
      <style:text-properties fo:font-weight="normal" style:font-weight-asian="normal" style:font-weight-complex="normal"/>
    </style:style>
    <style:style style:name="ce55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3pt" fo:font-style="normal" fo:text-shadow="none" style:text-underline-style="none" fo:font-weight="bold" style:font-size-asian="9pt" style:font-style-asian="normal" style:font-weight-asian="bold" style:font-name-complex="Calibri1" style:font-size-complex="9pt" style:font-style-complex="normal" style:font-weight-complex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1" style:family="table-cell" style:parent-style-name="БезОгранСтайл">
      <style:table-cell-properties style:text-align-source="fix" style:repeat-content="false" fo:border="0.74pt solid #000000"/>
      <style:paragraph-properties fo:text-align="center" fo:margin-left="0cm"/>
      <style:map style:condition="is-true-formula([$Погрузчики.$Z2]=&quot;Запрещена&quot;)" style:apply-style-name="ЗапретСтайл" style:base-cell-address="'Report_Погрузчики по цехам'.D2"/>
      <style:map style:condition="is-true-formula([$Погрузчики.$Z2]=&quot;Без ограничений&quot;)" style:apply-style-name="БезОгранСтайл" style:base-cell-address="'Report_Погрузчики по цехам'.D2"/>
      <style:map style:condition="is-true-formula([$Погрузчики.$Z2]=&quot;Возможна. Требуется плановый ремонт&quot;)" style:apply-style-name="планРемонтСтайл" style:base-cell-address="'Report_Погрузчики по цехам'.D2"/>
    </style:style>
    <style:style style:name="ce59" style:family="table-cell" style:parent-style-name="Excel_5f_BuiltIn_5f_Comma" style:data-style-name="N183">
      <style:table-cell-properties style:glyph-orientation-vertical="0" fo:background-color="#dddddd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0">
      <style:table-cell-properties fo:background-color="#fff2c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4" style:family="table-cell" style:parent-style-name="Default" style:data-style-name="N0">
      <style:table-cell-properties fo:background-color="#d9d9d9" style:cell-protect="protected" style:print-content="tru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map style:condition="cell-content()=&quot;ok&quot;" style:apply-style-name="ok_5f_style" style:base-cell-address="'Report_Погрузчики по цехам'.O2"/>
      <style:map style:condition="cell-content()=&quot;nOK&quot;" style:apply-style-name="nOK_5f_style" style:base-cell-address="'Report_Погрузчики по цехам'.O2"/>
    </style:style>
    <style:style style:name="ce149" style:family="table-cell" style:parent-style-name="ЗапретСтайл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cm" style:writing-mode="page"/>
      <style:map style:condition="cell-content()=&quot;ok&quot;" style:apply-style-name="ok_5f_style" style:base-cell-address="'Report_Погрузчики по цехам'.O2"/>
      <style:map style:condition="cell-content()=&quot;nOK&quot;" style:apply-style-name="nOK_5f_style" style:base-cell-address="'Report_Погрузчики по цехам'.O2"/>
    </style:style>
    <style:style style:name="ce179" style:family="table-cell" style:parent-style-name="БезОгранСтайл">
      <style:table-cell-properties fo:border="0.74pt solid #000000"/>
      <style:map style:condition="is-true-formula([$Погрузчики.$Z2]=&quot;Запрещена&quot;)" style:apply-style-name="ЗапретСтайл" style:base-cell-address="'Report_Погрузчики по цехам'.D2"/>
      <style:map style:condition="is-true-formula([$Погрузчики.$Z2]=&quot;Без ограничений&quot;)" style:apply-style-name="БезОгранСтайл" style:base-cell-address="'Report_Погрузчики по цехам'.D2"/>
      <style:map style:condition="is-true-formula([$Погрузчики.$Z2]=&quot;Возможна. Требуется плановый ремонт&quot;)" style:apply-style-name="планРемонтСтайл" style:base-cell-address="'Report_Погрузчики по цехам'.D2"/>
    </style:style>
    <style:style style:name="ce7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8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85" style:family="table-cell" style:parent-style-name="Pivot_20_Table_20_Value">
      <style:table-cell-properties fo:border-bottom="none" fo:border-left="0.99pt solid #000000" fo:border-right="none" fo:border-top="none"/>
    </style:style>
    <style:style style:name="ce8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90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0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0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05" style:family="table-cell" style:parent-style-name="Pivot_20_Table_20_Value" style:data-style-name="N0"/>
    <style:style style:name="ce106" style:family="table-cell" style:parent-style-name="Pivot_20_Table_20_Value">
      <style:table-cell-properties fo:border-bottom="0.99pt solid #000000" fo:border-left="none" fo:border-right="none" fo:border-top="none"/>
    </style:style>
    <style:style style:name="ce10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0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9" style:family="table-cell" style:parent-style-name="Pivot_20_Table_20_Value">
      <style:table-cell-properties fo:border-bottom="none" fo:border-left="none" fo:border-right="0.99pt solid #000000" fo:border-top="none"/>
    </style:style>
    <style:style style:name="ce110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1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1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1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17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8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19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2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25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2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2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32" style:family="table-cell" style:parent-style-name="Default">
      <style:table-cell-properties fo:border="0.99pt solid #000000"/>
    </style:style>
    <style:style style:name="ce137" style:family="table-cell" style:parent-style-name="Pivot_20_Table_20_Corner">
      <style:table-cell-properties fo:border-bottom="none" fo:border-left="none" fo:border-right="none" fo:border-top="2.01pt solid #000000"/>
    </style:style>
    <style:style style:name="ce138" style:family="table-cell" style:parent-style-name="Pivot_20_Table_20_Field">
      <style:table-cell-properties fo:border="0.99pt solid #000000"/>
    </style:style>
    <style:style style:name="ce13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4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42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4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44" style:family="table-cell" style:parent-style-name="Pivot_20_Table_20_Category" style:data-style-name="N0">
      <style:table-cell-properties fo:border="0.99pt solid #000000"/>
    </style:style>
    <style:style style:name="ce193" style:family="table-cell" style:parent-style-name="Default">
      <style:table-cell-properties fo:wrap-option="wrap"/>
    </style:style>
    <style:style style:name="ce15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16" style:family="table-cell" style:parent-style-name="Pivot_20_Table_20_Value">
      <style:table-cell-properties fo:border-bottom="0.99pt solid #000000" fo:border-left="0.99pt solid #000000" fo:border-right="none" fo:border-top="0.99pt solid #000000"/>
    </style:style>
    <style:style style:name="ce217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18" style:family="table-cell" style:parent-style-name="Pivot_20_Table_20_Value">
      <style:table-cell-properties fo:border-bottom="none" fo:border-left="none" fo:border-right="none" fo:border-top="0.99pt solid #000000"/>
    </style:style>
    <style:style style:name="ce21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20" style:family="table-cell" style:parent-style-name="Pivot_20_Table_20_Value">
      <style:table-cell-properties fo:border-bottom="0.99pt solid #000000" fo:border-left="none" fo:border-right="none" fo:border-top="0.99pt solid #000000"/>
    </style:style>
    <style:style style:name="ce221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22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23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2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25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26" style:family="table-cell" style:parent-style-name="Pivot_20_Table_20_Value">
      <style:table-cell-properties fo:border-bottom="0.99pt solid #000000" fo:border-left="none" fo:border-right="2.01pt solid #000000" fo:border-top="0.99pt solid #000000"/>
    </style:style>
    <style:style style:name="ce227" style:family="table-cell" style:parent-style-name="Pivot_20_Table_20_Value">
      <style:table-cell-properties fo:border-bottom="none" fo:border-left="none" fo:border-right="2.01pt solid #000000" fo:border-top="none"/>
    </style:style>
    <style:style style:name="ce22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9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2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0.74pt solid #8faad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8faad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4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4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3.105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3.4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4.65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Стили_20_стрелок_20_1" draw:marker-start-width="0.2cm" draw:marker-start-center="false" draw:fill="solid" draw:fill-color="#ffffc0" draw:auto-grow-height="true" draw:auto-grow-width="false" fo:min-height="6.20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msArrowEnd_20_5" draw:marker-start-width="0.21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Calibri1" fo:font-size="11pt" fo:language="ru" fo:country="RU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#REF!)" table:allow-empty-cell="true" table:display-list="unsorted" table:base-cell-address="'Report_Погрузчики по цехам'.E150">
          <table:help-message table:display="true"/>
          <table:error-message table:message-type="stop" table:display="true"/>
        </table:content-validation>
        <table:content-validation table:name="val2" table:condition="of:cell-content-is-in-list([$Погрузчики.$D$2:.$D$54])" table:allow-empty-cell="true" table:display-list="unsorted" table:base-cell-address="Справочники.B2">
          <table:help-message table:display="true"/>
          <table:error-message table:message-type="stop" table:display="true"/>
        </table:content-validation>
        <table:content-validation table:name="val3" table:base-cell-address="Справочники.C105">
          <table:help-message table:display="true"/>
          <table:error-message table:message-type="stop" table:display="true"/>
        </table:content-validation>
        <table:content-validation table:name="val4" table:condition="of:cell-content-is-in-list([$Справочники.$P$3:$Справочники.$P$13])" table:allow-empty-cell="true" table:display-list="unsorted" table:base-cell-address="Погрузчики.E2">
          <table:help-message table:display="true"/>
          <table:error-message table:message-type="stop" table:display="true"/>
        </table:content-validation>
        <table:content-validation table:name="val5" table:condition="of:cell-content-is-in-list([$Справочники.$M$3:$Справочники.$M$11])" table:allow-empty-cell="true" table:display-list="unsorted" table:base-cell-address="Справочники.I2">
          <table:help-message table:display="true"/>
          <table:error-message table:message-type="stop" table:display="true"/>
        </table:content-validation>
        <table:content-validation table:name="val6" table:base-cell-address="Справочники.G1">
          <table:error-message table:message-type="stop" table:display="true"/>
        </table:content-validation>
        <table:content-validation table:name="val7" table:condition="of:cell-content-is-in-list(&quot;Выполнено&quot;)" table:allow-empty-cell="true" table:display-list="unsorted" table:base-cell-address="Справочники.O2">
          <table:help-message table:display="true"/>
          <table:error-message table:message-type="stop" table:display="true"/>
        </table:content-validation>
        <table:content-validation table:name="val8" table:condition="of:cell-content-is-in-list(&quot;Да&quot;;&quot;Нет&quot;)" table:allow-empty-cell="true" table:display-list="unsorted" table:base-cell-address="Справочники.J150">
          <table:help-message table:display="true">
            <text:p>Возможна ли работа на погрузчике, при наличии текущей неисправности.</text:p>
          </table:help-message>
          <table:error-message table:message-type="stop" table:display="true"/>
        </table:content-validation>
        <table:content-validation table:name="val9" table:condition="of:cell-content-is-in-list([$Справочники.$R$3:$Справочники.$R$5])" table:allow-empty-cell="true" table:display-list="unsorted" table:base-cell-address="Справочники.P2">
          <table:help-message table:display="true"/>
          <table:error-message table:message-type="stop" table:display="true"/>
        </table:content-validation>
        <table:content-validation table:name="val10" table:condition="of:cell-content-is-in-list(0)" table:allow-empty-cell="true" table:display-list="unsorted" table:base-cell-address="Справочники.U2">
          <table:help-message table:display="true"/>
          <table:error-message table:message-type="stop" table:display="true"/>
        </table:content-validation>
        <table:content-validation table:name="val11" table:condition="of:cell-content-is-in-list([$Справочники.$A$3:$Справочники.$A$4])" table:allow-empty-cell="true" table:display-list="unsorted" table:base-cell-address="Справочники.A2">
          <table:help-message table:display="true"/>
          <table:error-message table:message-type="stop" table:display="true"/>
        </table:content-validation>
        <table:content-validation table:name="val12" table:condition="of:cell-content-is-in-list([$Справочники.$D$3:$Справочники.$D$13])" table:allow-empty-cell="true" table:display-list="unsorted" table:base-cell-address="Справочники.B2">
          <table:help-message table:display="true"/>
          <table:error-message table:message-type="stop" table:display="true"/>
        </table:content-validation>
        <table:content-validation table:name="val13" table:condition="of:cell-content-is-in-list([$Справочники.$G$3:$Справочники.$G$21])" table:allow-empty-cell="true" table:display-list="unsorted" table:base-cell-address="Справочники.C2">
          <table:help-message table:display="true"/>
          <table:error-message table:message-type="stop" table:display="true"/>
        </table:content-validation>
        <table:content-validation table:name="val14" table:condition="of:cell-content-is-in-list([$Справочники.$I$3:$Справочники.$I$6])" table:allow-empty-cell="true" table:display-list="unsorted" table:base-cell-address="Справочники.D2">
          <table:help-message table:display="true"/>
          <table:error-message table:message-type="stop" table:display="true"/>
        </table:content-validation>
      </table:content-validations>
      <table:table table:name="Регистрация деятельности." table:style-name="ta2">
        <officeooo:event-listeners>
          <script:event-listener script:language="ooo:script" script:event-name="office:content-changed" xlink:href="vnd.sun.star.script:mForkLift.py$sheetChanged?language=Python&amp;location=document" xlink:type="simple"/>
        </officeooo:event-listeners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104"/>
        <table:table-column table:style-name="co14" table:default-cell-style-name="ce18"/>
        <table:table-column table:style-name="co15" table:default-cell-style-name="ce21"/>
        <table:table-column table:style-name="co16" table:number-columns-repeated="2" table:default-cell-style-name="ce18"/>
        <table:table-column table:style-name="co17" table:default-cell-style-name="ce18"/>
        <table:table-column table:style-name="co18" table:default-cell-style-name="ce27"/>
        <table:table-column table:style-name="co20" table:default-cell-style-name="ce18"/>
        <table:table-column table:style-name="co21" table:default-cell-style-name="ce18"/>
        <table:table-column table:style-name="co22" table:default-cell-style-name="ce35"/>
        <table:table-column table:style-name="co21" table:default-cell-style-name="ce21"/>
        <table:table-column table:style-name="co21" table:number-columns-repeated="2" table:default-cell-style-name="ce18"/>
        <table:table-column table:style-name="co23" table:default-cell-style-name="ce21"/>
        <table:table-column table:style-name="co25" table:default-cell-style-name="ce18"/>
        <table:table-column table:style-name="co26" table:number-columns-repeated="2" table:default-cell-style-name="ce18"/>
        <table:table-column table:style-name="co27" table:default-cell-style-name="ce18"/>
        <table:table-column table:style-name="co28" table:default-cell-style-name="ce18"/>
        <table:table-column table:style-name="co26" table:number-columns-repeated="16354" table:default-cell-style-name="ce18"/>
        <table:table-column table:style-name="co26" table:number-columns-repeated="8" table:default-cell-style-name="ce157"/>
        <table:table-column table:style-name="co26" table:number-columns-repeated="2"/>
        <table:table-row table:style-name="ro4">
          <table:table-cell table:style-name="ce12" office:value-type="string" calcext:value-type="string">
            <text:p>Дата ремонта</text:p>
          </table:table-cell>
          <table:table-cell table:style-name="ce16" table:content-validation-name="val1" office:value-type="string" calcext:value-type="string">
            <office:annotation draw:style-name="gr1" draw:text-style-name="P2" svg:width="5.305cm" svg:height="3.693cm" svg:x="18.17cm" svg:y="0.021cm" draw:caption-point-x="-10.08cm" draw:caption-point-y="-0.011cm">
              <dc:date>2023-06-14T00:00:00</dc:date>
              <text:p text:style-name="P1"><text:span text:style-name="T1">Выбираем из выпадающего списка гос.номер</text:span></text:p>
              <text:p text:style-name="P1"><text:span text:style-name="T1">При этом поле «Дата ремонта» заполнится автоматически. При необходимости время можно будет </text:span><text:span text:style-name="T2">потом</text:span><text:span text:style-name="T1"> сменить вручную.</text:span></text:p>
              <text:p text:style-name="P1"><text:span text:style-name="T1"/></text:p>
            </office:annotation>
            <text:p>Машина №</text:p>
          </table:table-cell>
          <table:table-cell table:style-name="ce19" office:value-type="string" calcext:value-type="string">
            <office:annotation draw:style-name="gr2" draw:text-style-name="P4" svg:width="2.899cm" svg:height="1.799cm" svg:x="12.55cm" svg:y="0cm" draw:caption-point-x="-0.61cm" draw:caption-point-y="0.01cm">
              <dc:date>2023-06-14T00:00:00</dc:date>
              <text:p text:style-name="P3"><text:span text:style-name="T3">Цех. Заполняется автоматически</text:span></text:p>
            </office:annotation>
            <text:p>Локация Цех</text:p>
          </table:table-cell>
          <table:table-cell table:style-name="ce16" office:value-type="string" calcext:value-type="string">
            <office:annotation draw:style-name="gr3" draw:text-style-name="P4" svg:width="2.899cm" svg:height="3.305cm" svg:x="15.66cm" svg:y="0cm" draw:caption-point-x="-0.61cm" draw:caption-point-y="0.01cm">
              <dc:date>2023-06-14T00:00:00</dc:date>
              <text:p text:style-name="P3"><text:span text:style-name="T3">Указать количество часов наработки на момент приема погрузчика в ремонт</text:span></text:p>
              <text:p text:style-name="P3"><text:span text:style-name="T3"/></text:p>
            </office:annotation>
            <text:p>Наработка</text:p>
          </table:table-cell>
          <table:table-cell table:style-name="ce16" table:content-validation-name="val4" office:value-type="string" calcext:value-type="string">
            <text:p>Подсистема</text:p>
          </table:table-cell>
          <table:table-cell table:style-name="ce16" office:value-type="string" calcext:value-type="string">
            <office:annotation draw:style-name="gr4" draw:text-style-name="P2" svg:width="4.803cm" svg:height="1.753cm" svg:x="49.248cm" svg:y="0.021cm" draw:caption-point-x="-28.449cm" draw:caption-point-y="-0.011cm">
              <dc:date>2023-06-09T00:00:00</dc:date>
              <text:p text:style-name="P1"><text:span text:style-name="T1">Выбираем из выпадающего списка Вид деятельности</text:span></text:p>
              <text:p text:style-name="P1"><text:span text:style-name="T1"/></text:p>
            </office:annotation>
            <text:p>Тип вмешательства</text:p>
          </table:table-cell>
          <table:table-cell table:style-name="ce16" table:content-validation-name="val6" office:value-type="string" calcext:value-type="string">
            <text:p>Описание неисправности</text:p>
          </table:table-cell>
          <table:table-cell table:style-name="ce16" office:value-type="string" calcext:value-type="string">
            <office:annotation draw:style-name="gr5" draw:text-style-name="P4" svg:width="2.899cm" svg:height="3.693cm" svg:x="34.983cm" svg:y="0cm" draw:caption-point-x="-0.61cm" draw:caption-point-y="0.01cm">
              <dc:date>2023-06-14T00:00:00</dc:date>
              <text:p text:style-name="P3"><text:span text:style-name="T3">Укзать окакие работы производились. Можно, также, указать дополнительную информацию, для ремонта</text:span></text:p>
              <text:p text:style-name="P3"><text:span text:style-name="T3"/></text:p>
            </office:annotation>
            <text:p>Описание вмешательства</text:p>
          </table:table-cell>
          <table:table-cell table:style-name="ce16" office:value-type="string" calcext:value-type="string">
            <office:annotation draw:style-name="gr6" draw:text-style-name="P4" svg:width="2.899cm" svg:height="4.857cm" svg:x="39.596cm" svg:y="0cm" draw:caption-point-x="-0.61cm" draw:caption-point-y="0.01cm">
              <dc:date>2023-06-14T00:00:00</dc:date>
              <text:p text:style-name="P3"><text:span text:style-name="T3">Выбрать «Выполнено» если ремонт завершен.</text:span></text:p>
              <text:p text:style-name="P3"><text:span text:style-name="T3">Если ремонт не окончен, или машина может эксплуатироваться в ожидании запчастей, оставить поле пустым. </text:span></text:p>
            </office:annotation>
            <text:p>Отметка о выполнении</text:p>
          </table:table-cell>
          <table:table-cell table:style-name="ce16" office:value-type="string" calcext:value-type="string">
            <office:annotation draw:style-name="gr7" draw:text-style-name="P4" svg:width="2.899cm" svg:height="6.409cm" svg:x="42.967cm" svg:y="0cm" draw:caption-point-x="-0.61cm" draw:caption-point-y="0.01cm">
              <dc:date>2023-06-14T00:00:00</dc:date>
              <text:p text:style-name="P3"><text:span text:style-name="T3">Указать, может ли машина эксплуатироваться при наличии незакрытого ремонта или нет. </text:span></text:p>
              <text:p text:style-name="P3"><text:span text:style-name="T3"/></text:p>
              <text:p text:style-name="P3"><text:span text:style-name="T3">Поле будет выделено красным если будет необходимость в его заполнении</text:span></text:p>
            </office:annotation>
            <text:p>Возможность дальнейшей работы</text:p>
          </table:table-cell>
          <table:table-cell table:style-name="ce19" table:content-validation-name="val6" office:value-type="string" calcext:value-type="string">
            <office:annotation draw:style-name="gr3" draw:text-style-name="P4" svg:width="2.899cm" svg:height="3.305cm" svg:x="47.579cm" svg:y="0cm" draw:caption-point-x="-0.61cm" draw:caption-point-y="0.01cm">
              <dc:date>2023-06-14T00:00:00</dc:date>
              <text:p text:style-name="P3"><text:span text:style-name="T3">Поле заполнится автоматически при закрытии ремонта. Дату можно изменить вручную</text:span></text:p>
            </office:annotation>
            <text:p>Дата и время окончания ремонта</text:p>
          </table:table-cell>
          <table:table-cell table:style-name="ce16" office:value-type="string" calcext:value-type="string">
            <office:annotation draw:style-name="gr8" draw:text-style-name="P2" svg:width="8.376cm" svg:height="1.619cm" svg:x="71.773cm" svg:y="0.021cm" draw:caption-point-x="-20.191cm" draw:caption-point-y="-0.011cm">
              <dc:date>2023-06-09T00:00:00</dc:date>
              <text:p text:style-name="P1"><text:span text:style-name="T1">Выбираем из выпадающего списка Фамилию </text:span></text:p>
              <text:p text:style-name="P1"><text:span text:style-name="T1"/></text:p>
            </office:annotation>
            <text:p>Механик 1</text:p>
          </table:table-cell>
          <table:table-cell table:style-name="ce16" office:value-type="string" calcext:value-type="string">
            <text:p>Механик 2</text:p>
          </table:table-cell>
          <table:table-cell table:style-name="ce19" office:value-type="string" calcext:value-type="string">
            <office:annotation draw:style-name="gr9" draw:text-style-name="P2" svg:width="3.233cm" svg:height="1.725cm" svg:x="64.322cm" svg:y="0.021cm" draw:caption-point-x="-2.995cm" draw:caption-point-y="-0.011cm">
              <dc:date>2023-06-09T00:00:00</dc:date>
              <text:p text:style-name="P1"><text:span text:style-name="T1">Считается автоматически .</text:span></text:p>
              <text:p text:style-name="P1"><text:span text:style-name="T1"/></text:p>
            </office:annotation>
            <text:p>Время ремонта</text:p>
          </table:table-cell>
          <table:table-cell table:style-name="ce46" office:value-type="string" calcext:value-type="string">
            <office:annotation draw:style-name="gr8" draw:text-style-name="P2" svg:width="6.512cm" svg:height="1.619cm" svg:x="83.361cm" svg:y="0.021cm" draw:caption-point-x="-16.705cm" draw:caption-point-y="-0.011cm">
              <dc:date>2023-06-09T00:00:00</dc:date>
              <text:p text:style-name="P1"><text:span text:style-name="T1">Выбираем из выпадающего списка время простоя в долях часа.</text:span></text:p>
              <text:p text:style-name="P1"><text:span text:style-name="T1"/></text:p>
            </office:annotation>
            <text:p>Время простоя часы</text:p>
          </table:table-cell>
          <table:table-cell table:style-name="ce156" table:number-columns-repeated="16358"/>
          <table:table-cell table:number-columns-repeated="8"/>
        </table:table-row>
        <table:table-row table:style-name="ro2" table:number-rows-repeated="12">
          <table:table-cell table:style-name="ce115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5"/>
          <table:table-cell table:style-name="ce30" table:content-validation-name="val2"/>
          <table:table-cell table:style-name="ce124" table:content-validation-name="val3"/>
          <table:table-cell table:style-name="ce23"/>
          <table:table-cell table:style-name="ce23" table:content-validation-name="val4"/>
          <table:table-cell table:style-name="ce121" table:content-validation-name="val5"/>
          <table:table-cell table:style-name="ce126" table:content-validation-name="val6"/>
          <table:table-cell table:style-name="ce130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134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5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134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2">
          <table:table-cell table:style-name="ce115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20">
          <table:table-cell table:style-name="ce115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31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0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17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/>
          <table:table-cell table:style-name="ce135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/>
          <table:table-cell table:style-name="ce136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/>
          <table:table-cell table:style-name="ce136" table:content-validation-name="val9"/>
          <table:table-cell table:style-name="ce145"/>
          <table:table-cell table:style-name="ce154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31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/>
          <table:table-cell table:style-name="ce136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/>
          <table:table-cell table:style-name="ce141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/>
          <table:table-cell table:style-name="ce136" table:content-validation-name="val9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30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1" table:content-validation-name="val10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8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6"/>
          <table:table-cell table:style-name="ce155"/>
          <table:table-cell table:number-columns-repeated="16366"/>
        </table:table-row>
        <table:table-row table:style-name="ro2" table:number-rows-repeated="4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4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 table:number-rows-repeated="3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 table:number-rows-repeated="2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2"/>
          <table:table-cell table:style-name="ce63" table:number-columns-repeated="2"/>
          <table:table-cell table:number-columns-repeated="16362"/>
        </table:table-row>
        <table:table-row table:style-name="ro2" table:number-rows-repeated="17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37])&lt;&gt;0;VLOOKUP([.B137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37])=0;LEN([.$K137])=0);&quot;&quot;;[.$K137]-[.$A137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38])&lt;&gt;0;VLOOKUP([.B138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38])=0;LEN([.$K138])=0);&quot;&quot;;[.$K138]-[.$A138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39])&lt;&gt;0;VLOOKUP([.B139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39])=0;LEN([.$K139])=0);&quot;&quot;;[.$K139]-[.$A139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0])&lt;&gt;0;VLOOKUP([.B140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0])=0;LEN([.$K140])=0);&quot;&quot;;[.$K140]-[.$A140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1])&lt;&gt;0;VLOOKUP([.B141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1])=0;LEN([.$K141])=0);&quot;&quot;;[.$K141]-[.$A141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2])&lt;&gt;0;VLOOKUP([.B142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2])=0;LEN([.$K142])=0);&quot;&quot;;[.$K142]-[.$A142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3])&lt;&gt;0;VLOOKUP([.B143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3])=0;LEN([.$K143])=0);&quot;&quot;;[.$K143]-[.$A143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4])&lt;&gt;0;VLOOKUP([.B144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4])=0;LEN([.$K144])=0);&quot;&quot;;[.$K144]-[.$A144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5])&lt;&gt;0;VLOOKUP([.B145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5])=0;LEN([.$K145])=0);&quot;&quot;;[.$K145]-[.$A145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6])&lt;&gt;0;VLOOKUP([.B146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6])=0;LEN([.$K146])=0);&quot;&quot;;[.$K146]-[.$A146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7])&lt;&gt;0;VLOOKUP([.B147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7])=0;LEN([.$K147])=0);&quot;&quot;;[.$K147]-[.$A147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8])&lt;&gt;0;VLOOKUP([.B148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8])=0;LEN([.$K148])=0);&quot;&quot;;[.$K148]-[.$A148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49])&lt;&gt;0;VLOOKUP([.B149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49])=0;LEN([.$K149])=0);&quot;&quot;;[.$K149]-[.$A149])">
            <text:p/>
          </table:table-cell>
          <table:table-cell table:style-name="ce155"/>
          <table:table-cell table:number-columns-repeated="16366"/>
        </table:table-row>
        <table:table-row table:style-name="ro2">
          <table:table-cell table:style-name="ce116"/>
          <table:table-cell table:style-name="ce30" table:content-validation-name="val2"/>
          <table:table-cell table:style-name="ce124" table:content-validation-name="val3" table:formula="of:=IF(LEN([.B150])&lt;&gt;0;VLOOKUP([.B150];[Погрузчики.$D$2:.$F$54];3;0);&quot;&quot;)">
            <text:p/>
          </table:table-cell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 table:formula="of:=IF(OR(LEN([.$A150])=0;LEN([.$K150])=0);&quot;&quot;;[.$K150]-[.$A150])">
            <text:p/>
          </table:table-cell>
          <table:table-cell table:style-name="ce155"/>
          <table:table-cell table:number-columns-repeated="16366"/>
        </table:table-row>
        <table:table-row table:style-name="ro2" table:number-rows-repeated="2350">
          <table:table-cell table:style-name="ce116"/>
          <table:table-cell table:style-name="ce30" table:content-validation-name="val2"/>
          <table:table-cell table:style-name="ce124" table:content-validation-name="val3"/>
          <table:table-cell table:style-name="ce126"/>
          <table:table-cell table:style-name="ce126" table:content-validation-name="val4"/>
          <table:table-cell table:style-name="ce120" table:content-validation-name="val5"/>
          <table:table-cell table:style-name="ce126" table:content-validation-name="val6"/>
          <table:table-cell table:style-name="ce129"/>
          <table:table-cell table:style-name="ce32" table:content-validation-name="val7"/>
          <table:table-cell table:style-name="ce34" table:content-validation-name="val8"/>
          <table:table-cell table:style-name="ce133"/>
          <table:table-cell table:style-name="ce32" table:content-validation-name="val9" table:number-columns-repeated="2"/>
          <table:table-cell table:style-name="ce145"/>
          <table:table-cell table:style-name="ce155"/>
          <table:table-cell table:number-columns-repeated="16366"/>
        </table:table-row>
        <table:table-row table:style-name="ro2" table:number-rows-repeated="1046075">
          <table:table-cell table:number-columns-repeated="4"/>
          <table:table-cell table:content-validation-name="val4"/>
          <table:table-cell/>
          <table:table-cell table:content-validation-name="val6"/>
          <table:table-cell table:number-columns-repeated="3"/>
          <table:table-cell table:content-validation-name="val6"/>
          <table:table-cell table:number-columns-repeated="16370"/>
        </table:table-row>
        <table:table-row table:style-name="ro2">
          <table:table-cell table:number-columns-repeated="4"/>
          <table:table-cell table:content-validation-name="val4"/>
          <table:table-cell/>
          <table:table-cell table:content-validation-name="val6"/>
          <table:table-cell table:number-columns-repeated="3"/>
          <table:table-cell table:content-validation-name="val6"/>
          <table:table-cell table:number-columns-repeated="16370"/>
        </table:table-row>
        <calcext:conditional-formats>
          <calcext:conditional-format calcext:target-range-address="'Регистрация деятельности.'.J2:'Регистрация деятельности.'.J2500">
            <calcext:condition calcext:apply-style-name="Untitled1" calcext:value="formula-is(AND(LEN([.$B2])&gt;0;LEN([.$I2])=0;LEN([.$J2])=0))" calcext:base-cell-address="Погрузчики.J2"/>
          </calcext:conditional-format>
        </calcext:conditional-formats>
      </table:table>
      <table:table table:name="Погрузчики" table:style-name="ta3">
        <office:forms form:automatic-focus="false" form:apply-design-mode="false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19" table:number-columns-repeated="2" table:default-cell-style-name="ce57"/>
        <table:table-column table:style-name="co33" table:number-columns-repeated="2" table:default-cell-style-name="ce57"/>
        <table:table-column table:style-name="co34" table:default-cell-style-name="ce57"/>
        <table:table-column table:style-name="co35" table:default-cell-style-name="ce57"/>
        <table:table-column table:style-name="co36" table:default-cell-style-name="ce57"/>
        <table:table-column table:style-name="co24" table:default-cell-style-name="Default"/>
        <table:table-column table:style-name="co37" table:default-cell-style-name="ce57"/>
        <table:table-column table:style-name="co38" table:default-cell-style-name="ce57"/>
        <table:table-column table:style-name="co36" table:default-cell-style-name="ce57"/>
        <table:table-column table:style-name="co39" table:default-cell-style-name="ce57"/>
        <table:table-column table:style-name="co40" table:default-cell-style-name="ce57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4" table:number-columns-repeated="16358" table:default-cell-style-name="Default"/>
        <table:table-row table:style-name="ro5">
          <table:table-cell table:style-name="ce55" office:value-type="string" calcext:value-type="string">
            <text:p>Марка погрузчика</text:p>
          </table:table-cell>
          <table:table-cell table:style-name="ce55" office:value-type="string" calcext:value-type="string">
            <text:p>Модель</text:p>
          </table:table-cell>
          <table:table-cell table:style-name="ce55" office:value-type="string" calcext:value-type="string">
            <text:p>Модель по ПТС</text:p>
          </table:table-cell>
          <table:table-cell table:style-name="ce55" office:value-type="string" calcext:value-type="string">
            <text:p>Гос. Номер</text:p>
          </table:table-cell>
          <table:table-cell table:style-name="ce55" office:value-type="string" calcext:value-type="string">
            <text:p>Тип</text:p>
          </table:table-cell>
          <table:table-cell table:style-name="ce59" office:value-type="string" office:string-value="ЦЕХ" calcext:value-type="string">
            <text:p><text:s/>ЦЕХ </text:p>
          </table:table-cell>
          <table:table-cell table:style-name="ce55" office:value-type="string" calcext:value-type="string">
            <text:p>Серийный номер</text:p>
          </table:table-cell>
          <table:table-cell table:style-name="ce55" office:value-type="string" calcext:value-type="string">
            <text:p>высота подъема мачты, мм</text:p>
          </table:table-cell>
          <table:table-cell table:style-name="ce55" office:value-type="string" calcext:value-type="string">
            <text:p>кол-во контуров доп.гидравлики</text:p>
          </table:table-cell>
          <table:table-cell table:style-name="ce55" office:value-type="string" calcext:value-type="string">
            <text:p>Год выпуска</text:p>
          </table:table-cell>
          <table:table-cell table:style-name="ce55" office:value-type="string" calcext:value-type="string">
            <text:p>Наработка2</text:p>
          </table:table-cell>
          <table:table-cell table:style-name="ce55" office:value-type="string" calcext:value-type="string">
            <text:p>Тип АКБ</text:p>
          </table:table-cell>
          <table:table-cell table:style-name="ce55" office:value-type="string" calcext:value-type="string">
            <text:p>Наработка</text:p>
          </table:table-cell>
          <table:table-cell table:style-name="ce55" office:value-type="string" calcext:value-type="string">
            <text:p>Комментарии</text:p>
          </table:table-cell>
          <table:table-cell table:style-name="ce55" office:value-type="string" calcext:value-type="string">
            <text:p>Батарея 1</text:p>
          </table:table-cell>
          <table:table-cell table:style-name="ce55" office:value-type="string" calcext:value-type="string">
            <text:p>Батарея 2</text:p>
          </table:table-cell>
          <table:table-cell table:style-name="ce55" office:value-type="string" calcext:value-type="string">
            <text:p>Колёса передние</text:p>
          </table:table-cell>
          <table:table-cell table:style-name="ce55" office:value-type="string" calcext:value-type="string">
            <text:p>Колёса задние</text:p>
          </table:table-cell>
          <table:table-cell table:style-name="ce55" office:value-type="string" calcext:value-type="string">
            <text:p>Гидравлическая система</text:p>
          </table:table-cell>
          <table:table-cell table:style-name="ce55" office:value-type="string" calcext:value-type="string">
            <text:p>Рулевая система</text:p>
          </table:table-cell>
          <table:table-cell table:style-name="ce55" office:value-type="string" calcext:value-type="string">
            <text:p>Тормозная система</text:p>
          </table:table-cell>
          <table:table-cell table:style-name="ce55" office:value-type="string" calcext:value-type="string">
            <text:p>Электрика (мотор, панель управления и пр.)</text:p>
          </table:table-cell>
          <table:table-cell table:style-name="ce55" office:value-type="string" calcext:value-type="string">
            <text:p>Световое оборудование</text:p>
          </table:table-cell>
          <table:table-cell table:style-name="ce55" office:value-type="string" calcext:value-type="string">
            <text:p>Звуковой сигнал</text:p>
          </table:table-cell>
          <table:table-cell table:style-name="ce55" office:value-type="string" calcext:value-type="string">
            <text:p>Прочее</text:p>
          </table:table-cell>
          <table:table-cell table:style-name="ce55" office:value-type="string" calcext:value-type="string">
            <text:p>Эксплуатация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20</text:p>
          </table:table-cell>
          <table:table-cell table:style-name="ce56" table:content-validation-name="val13" office:value-type="string" calcext:value-type="string">
            <text:p>RX 20-20 Р</text:p>
          </table:table-cell>
          <table:table-cell table:style-name="ce71" office:value-type="string" calcext:value-type="string">
            <text:p>XA 1904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516230J00729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8" calcext:value-type="float">
            <text:p>2018</text:p>
          </table:table-cell>
          <table:table-cell table:style-name="ce91" office:value-type="float" office:value="11761" calcext:value-type="float">
            <text:p>11761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]&amp;&quot;НЕТ&quot;)&gt;0;&quot;Запрещена&quot;;IF(COUNTIF([$'Регистрация деятельности.'.$S:.$S];[.$D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x-17 SE</text:p>
          </table:table-cell>
          <table:table-cell table:style-name="ce71" office:value-type="string" calcext:value-type="string">
            <text:p>XA 2128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1912H00006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7" calcext:value-type="float">
            <text:p>2017</text:p>
          </table:table-cell>
          <table:table-cell table:style-name="ce91" office:value-type="float" office:value="9289" calcext:value-type="float">
            <text:p>9289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]&amp;&quot;НЕТ&quot;)&gt;0;&quot;Запрещена&quot;;IF(COUNTIF([$'Регистрация деятельности.'.$S:.$S];[.$D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20</text:p>
          </table:table-cell>
          <table:table-cell table:style-name="ce56" table:content-validation-name="val13" office:value-type="string" calcext:value-type="string">
            <text:p>RX 20-20 Р</text:p>
          </table:table-cell>
          <table:table-cell table:style-name="ce71" office:value-type="string" calcext:value-type="string">
            <text:p>XA 2236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Контроль</text:p>
          </table:table-cell>
          <table:table-cell table:style-name="ce88" office:value-type="string" calcext:value-type="string">
            <text:p>516216H01168 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7" calcext:value-type="float">
            <text:p>2017</text:p>
          </table:table-cell>
          <table:table-cell table:style-name="ce91" office:value-type="float" office:value="9249" calcext:value-type="float">
            <text:p>9249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]&amp;&quot;НЕТ&quot;)&gt;0;&quot;Запрещена&quot;;IF(COUNTIF([$'Регистрация деятельности.'.$S:.$S];[.$D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30</text:p>
          </table:table-cell>
          <table:table-cell table:style-name="ce56" table:content-validation-name="val13" office:value-type="string" calcext:value-type="string">
            <text:p>E30SH</text:p>
          </table:table-cell>
          <table:table-cell table:style-name="ce71" office:value-type="string" calcext:value-type="string">
            <text:p>XE 2019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C11276V00172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9" calcext:value-type="float">
            <text:p>2019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80V5PZQ69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]&amp;&quot;НЕТ&quot;)&gt;0;&quot;Запрещена&quot;;IF(COUNTIF([$'Регистрация деятельности.'.$S:.$S];[.$D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x-17 SE</text:p>
          </table:table-cell>
          <table:table-cell table:style-name="ce71" office:value-type="string" calcext:value-type="string">
            <text:p>XН 2632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1912H00005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7" calcext:value-type="float">
            <text:p>2017</text:p>
          </table:table-cell>
          <table:table-cell table:style-name="ce91" office:value-type="float" office:value="11173" calcext:value-type="float">
            <text:p>1117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6]&amp;&quot;НЕТ&quot;)&gt;0;&quot;Запрещена&quot;;IF(COUNTIF([$'Регистрация деятельности.'.$S:.$S];[.$D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7</text:p>
          </table:table-cell>
          <table:table-cell table:style-name="ce5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МК 2967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H2X387F03355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5" calcext:value-type="float">
            <text:p>2015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7]&amp;&quot;НЕТ&quot;)&gt;0;&quot;Запрещена&quot;;IF(COUNTIF([$'Регистрация деятельности.'.$S:.$S];[.$D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7</text:p>
          </table:table-cell>
          <table:table-cell table:style-name="ce5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МУ 3236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7E03518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6253" calcext:value-type="float">
            <text:p>6253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8]&amp;&quot;НЕТ&quot;)&gt;0;&quot;Запрещена&quot;;IF(COUNTIF([$'Регистрация деятельности.'.$S:.$S];[.$D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37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H2X386E56728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5927" calcext:value-type="float">
            <text:p>5927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9]&amp;&quot;НЕТ&quot;)&gt;0;&quot;Запрещена&quot;;IF(COUNTIF([$'Регистрация деятельности.'.$S:.$S];[.$D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38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6E56732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8526" calcext:value-type="float">
            <text:p>8526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0]&amp;&quot;НЕТ&quot;)&gt;0;&quot;Запрещена&quot;;IF(COUNTIF([$'Регистрация деятельности.'.$S:.$S];[.$D1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39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6E56756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5932" calcext:value-type="float">
            <text:p>5932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1]&amp;&quot;НЕТ&quot;)&gt;0;&quot;Запрещена&quot;;IF(COUNTIF([$'Регистрация деятельности.'.$S:.$S];[.$D1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40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6E56748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7417" calcext:value-type="float">
            <text:p>7417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2]&amp;&quot;НЕТ&quot;)&gt;0;&quot;Запрещена&quot;;IF(COUNTIF([$'Регистрация деятельности.'.$S:.$S];[.$D1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16-01</text:p>
          </table:table-cell>
          <table:table-cell table:style-name="ce71" office:value-type="string" calcext:value-type="string">
            <text:p>МУ 3241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1120E02657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14060" calcext:value-type="float">
            <text:p>1406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3]&amp;&quot;НЕТ&quot;)&gt;0;&quot;Запрещена&quot;;IF(COUNTIF([$'Регистрация деятельности.'.$S:.$S];[.$D1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42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Восстановление шин</text:p>
          </table:table-cell>
          <table:table-cell table:style-name="ce88" office:value-type="string" calcext:value-type="string">
            <text:p>H2X386E55836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4734" calcext:value-type="float">
            <text:p>4734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4]&amp;&quot;НЕТ&quot;)&gt;0;&quot;Запрещена&quot;;IF(COUNTIF([$'Регистрация деятельности.'.$S:.$S];[.$D1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PH-02</text:p>
          </table:table-cell>
          <table:table-cell table:style-name="ce71" office:value-type="string" calcext:value-type="string">
            <text:p>МУ 3243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Восстановление шин</text:p>
          </table:table-cell>
          <table:table-cell table:style-name="ce88" office:value-type="string" calcext:value-type="string">
            <text:p>H2X386E55746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2245" calcext:value-type="float">
            <text:p>2245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5]&amp;&quot;НЕТ&quot;)&gt;0;&quot;Запрещена&quot;;IF(COUNTIF([$'Регистрация деятельности.'.$S:.$S];[.$D1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7</text:p>
          </table:table-cell>
          <table:table-cell table:style-name="ce5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МУ 3279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H2X387F00052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5" calcext:value-type="float">
            <text:p>2015</text:p>
          </table:table-cell>
          <table:table-cell table:style-name="ce91" office:value-type="float" office:value="7086" calcext:value-type="float">
            <text:p>7086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6]&amp;&quot;НЕТ&quot;)&gt;0;&quot;Запрещена&quot;;IF(COUNTIF([$'Регистрация деятельности.'.$S:.$S];[.$D1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20</text:p>
          </table:table-cell>
          <table:table-cell table:style-name="ce56" table:content-validation-name="val13" office:value-type="string" calcext:value-type="string">
            <text:p>RX 20-20</text:p>
          </table:table-cell>
          <table:table-cell table:style-name="ce71" office:value-type="string" calcext:value-type="string">
            <text:p>ОT 4880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5D00979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9335" calcext:value-type="float">
            <text:p>9335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7]&amp;&quot;НЕТ&quot;)&gt;0;&quot;Запрещена&quot;;IF(COUNTIF([$'Регистрация деятельности.'.$S:.$S];[.$D1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7</text:p>
          </table:table-cell>
          <table:table-cell table:style-name="ce5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ОT 4881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H2X387D02643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15253" calcext:value-type="float">
            <text:p>15253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8]&amp;&quot;НЕТ&quot;)&gt;0;&quot;Запрещена&quot;;IF(COUNTIF([$'Регистрация деятельности.'.$S:.$S];[.$D1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7</text:p>
          </table:table-cell>
          <table:table-cell table:style-name="ce56" table:content-validation-name="val13" office:value-type="string" calcext:value-type="string">
            <text:p>E20-01</text:p>
          </table:table-cell>
          <table:table-cell table:style-name="ce71" office:value-type="string" calcext:value-type="string">
            <text:p>ОT 4957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H2X387E00031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4" calcext:value-type="float">
            <text:p>2014</text:p>
          </table:table-cell>
          <table:table-cell table:style-name="ce91" office:value-type="float" office:value="13275" calcext:value-type="float">
            <text:p>13275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1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1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1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19]&amp;&quot;НЕТ&quot;)&gt;0;&quot;Запрещена&quot;;IF(COUNTIF([$'Регистрация деятельности.'.$S:.$S];[.$D1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HP</text:p>
          </table:table-cell>
          <table:table-cell table:style-name="ce71" office:value-type="string" calcext:value-type="string">
            <text:p>ОX 9524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386D02083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6255" calcext:value-type="float">
            <text:p>6255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0]&amp;&quot;НЕТ&quot;)&gt;0;&quot;Запрещена&quot;;IF(COUNTIF([$'Регистрация деятельности.'.$S:.$S];[.$D2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20</text:p>
          </table:table-cell>
          <table:table-cell table:style-name="ce56" table:content-validation-name="val13" office:value-type="string" calcext:value-type="string">
            <text:p>RX 20-20</text:p>
          </table:table-cell>
          <table:table-cell table:style-name="ce71" office:value-type="string" calcext:value-type="string">
            <text:p>ОМ 8610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Цех подготовки</text:p>
          </table:table-cell>
          <table:table-cell table:style-name="ce88" office:value-type="string" calcext:value-type="string">
            <text:p>516216015912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7" calcext:value-type="float">
            <text:p>2007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1]&amp;&quot;НЕТ&quot;)&gt;0;&quot;Запрещена&quot;;IF(COUNTIF([$'Регистрация деятельности.'.$S:.$S];[.$D2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20</text:p>
          </table:table-cell>
          <table:table-cell table:style-name="ce56" table:content-validation-name="val13" office:value-type="string" calcext:value-type="string">
            <text:p>RX 20-20</text:p>
          </table:table-cell>
          <table:table-cell table:style-name="ce71" office:value-type="string" calcext:value-type="string">
            <text:p>ОМ 8613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6017257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10474" calcext:value-type="float">
            <text:p>10474</text:p>
          </table:table-cell>
          <table:table-cell table:style-name="ce92" office:value-type="string" calcext:value-type="string">
            <text:p>48V5PZS625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2]&amp;&quot;НЕТ&quot;)&gt;0;&quot;Запрещена&quot;;IF(COUNTIF([$'Регистрация деятельности.'.$S:.$S];[.$D2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4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17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21013" calcext:value-type="float">
            <text:p>2101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3]&amp;&quot;НЕТ&quot;)&gt;0;&quot;Запрещена&quot;;IF(COUNTIF([$'Регистрация деятельности.'.$S:.$S];[.$D2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5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18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11844" calcext:value-type="float">
            <text:p>11844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4]&amp;&quot;НЕТ&quot;)&gt;0;&quot;Запрещена&quot;;IF(COUNTIF([$'Регистрация деятельности.'.$S:.$S];[.$D2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6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19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28623" calcext:value-type="float">
            <text:p>2862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5]&amp;&quot;НЕТ&quot;)&gt;0;&quot;Запрещена&quot;;IF(COUNTIF([$'Регистрация деятельности.'.$S:.$S];[.$D2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x-17</text:p>
          </table:table-cell>
          <table:table-cell table:style-name="ce71" office:value-type="string" calcext:value-type="string">
            <text:p>ОМ 8617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01001420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8" calcext:value-type="float">
            <text:p>2008</text:p>
          </table:table-cell>
          <table:table-cell table:style-name="ce91" office:value-type="float" office:value="21318" calcext:value-type="float">
            <text:p>21318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6]&amp;&quot;НЕТ&quot;)&gt;0;&quot;Запрещена&quot;;IF(COUNTIF([$'Регистрация деятельности.'.$S:.$S];[.$D2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 17i</text:p>
          </table:table-cell>
          <table:table-cell table:style-name="ce71" office:value-type="string" calcext:value-type="string">
            <text:p>ОМ 8632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80000611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string" calcext:value-type="string">
            <text:p>нет инфо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7]&amp;&quot;НЕТ&quot;)&gt;0;&quot;Запрещена&quot;;IF(COUNTIF([$'Регистрация деятельности.'.$S:.$S];[.$D2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18</text:p>
          </table:table-cell>
          <table:table-cell table:style-name="ce56" table:content-validation-name="val13" office:value-type="string" calcext:value-type="string">
            <text:p>RX 20-18</text:p>
          </table:table-cell>
          <table:table-cell table:style-name="ce71" office:value-type="string" calcext:value-type="string">
            <text:p>ОМ 8633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4006043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6714" calcext:value-type="float">
            <text:p>6714</text:p>
          </table:table-cell>
          <table:table-cell table:style-name="ce92" office:value-type="string" calcext:value-type="string">
            <text:p>48V5PZV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8]&amp;&quot;НЕТ&quot;)&gt;0;&quot;Запрещена&quot;;IF(COUNTIF([$'Регистрация деятельности.'.$S:.$S];[.$D2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18</text:p>
          </table:table-cell>
          <table:table-cell table:style-name="ce56" table:content-validation-name="val13" office:value-type="string" calcext:value-type="string">
            <text:p>RX 20-18</text:p>
          </table:table-cell>
          <table:table-cell table:style-name="ce71" office:value-type="string" calcext:value-type="string">
            <text:p>ОМ 8634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Контроль</text:p>
          </table:table-cell>
          <table:table-cell table:style-name="ce88" office:value-type="string" calcext:value-type="string">
            <text:p>516214007202</text:p>
          </table:table-cell>
          <table:table-cell table:style-name="ce89" office:value-type="float" office:value="5700" calcext:value-type="float">
            <text:p>5700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8535" calcext:value-type="float">
            <text:p>8535</text:p>
          </table:table-cell>
          <table:table-cell table:style-name="ce92" office:value-type="string" calcext:value-type="string">
            <text:p>48V5PZV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2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2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2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2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29]&amp;&quot;НЕТ&quot;)&gt;0;&quot;Запрещена&quot;;IF(COUNTIF([$'Регистрация деятельности.'.$S:.$S];[.$D2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 17i</text:p>
          </table:table-cell>
          <table:table-cell table:style-name="ce71" office:value-type="string" calcext:value-type="string">
            <text:p>ОМ 8635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80000612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21990" calcext:value-type="float">
            <text:p>2199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3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0]&amp;&quot;НЕТ&quot;)&gt;0;&quot;Запрещена&quot;;IF(COUNTIF([$'Регистрация деятельности.'.$S:.$S];[.$D3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FM</text:p>
          </table:table-cell>
          <table:table-cell table:style-name="ce56" table:content-validation-name="val13" office:value-type="string" calcext:value-type="string">
            <text:p>FM 17i</text:p>
          </table:table-cell>
          <table:table-cell table:style-name="ce71" office:value-type="string" calcext:value-type="string">
            <text:p>ОМ 8637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611880000800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19034" calcext:value-type="float">
            <text:p>19034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49" table:formula="of:=IFERROR(IF(MATCH([.$D3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1]&amp;&quot;НЕТ&quot;)&gt;0;&quot;Запрещена&quot;;IF(COUNTIF([$'Регистрация деятельности.'.$S:.$S];[.$D3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X 20-18</text:p>
          </table:table-cell>
          <table:table-cell table:style-name="ce56" table:content-validation-name="val13" office:value-type="string" calcext:value-type="string">
            <text:p>RX 20-18</text:p>
          </table:table-cell>
          <table:table-cell table:style-name="ce71" office:value-type="string" calcext:value-type="string">
            <text:p>ОМ 8638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516214009179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18584" calcext:value-type="float">
            <text:p>18584</text:p>
          </table:table-cell>
          <table:table-cell table:style-name="ce92" office:value-type="string" calcext:value-type="string">
            <text:p>48V5PZV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2]&amp;&quot;НЕТ&quot;)&gt;0;&quot;Запрещена&quot;;IF(COUNTIF([$'Регистрация деятельности.'.$S:.$S];[.$D3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30</text:p>
          </table:table-cell>
          <table:table-cell table:style-name="ce56" table:content-validation-name="val13" office:value-type="string" calcext:value-type="string">
            <text:p>E30-02</text:p>
          </table:table-cell>
          <table:table-cell table:style-name="ce71" office:value-type="string" calcext:value-type="string">
            <text:p>ОМ 8656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792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12457" calcext:value-type="float">
            <text:p>12457</text:p>
          </table:table-cell>
          <table:table-cell table:style-name="ce92" office:value-type="string" calcext:value-type="string">
            <text:p>80V5PZQ69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3]&amp;&quot;НЕТ&quot;)&gt;0;&quot;Запрещена&quot;;IF(COUNTIF([$'Регистрация деятельности.'.$S:.$S];[.$D3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36</text:p>
          </table:table-cell>
          <table:table-cell table:style-name="ce56" table:content-validation-name="val13" office:value-type="string" calcext:value-type="string">
            <text:p>E20-02</text:p>
          </table:table-cell>
          <table:table-cell table:style-name="ce71" office:value-type="string" calcext:value-type="string">
            <text:p>ОМ 8657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816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14870" calcext:value-type="float">
            <text:p>14870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4]&amp;&quot;НЕТ&quot;)&gt;0;&quot;Запрещена&quot;;IF(COUNTIF([$'Регистрация деятельности.'.$S:.$S];[.$D3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36</text:p>
          </table:table-cell>
          <table:table-cell table:style-name="ce56" table:content-validation-name="val13" office:value-type="string" calcext:value-type="string">
            <text:p>E20-02</text:p>
          </table:table-cell>
          <table:table-cell table:style-name="ce71" office:value-type="string" calcext:value-type="string">
            <text:p>ОМ 8658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820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string" calcext:value-type="string">
            <text:p>нет АКБ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5]&amp;&quot;НЕТ&quot;)&gt;0;&quot;Запрещена&quot;;IF(COUNTIF([$'Регистрация деятельности.'.$S:.$S];[.$D3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36</text:p>
          </table:table-cell>
          <table:table-cell table:style-name="ce56" table:content-validation-name="val13" office:value-type="string" calcext:value-type="string">
            <text:p>E20-02</text:p>
          </table:table-cell>
          <table:table-cell table:style-name="ce71" office:value-type="string" calcext:value-type="string">
            <text:p>ОМ 8659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Резиносмешение</text:p>
          </table:table-cell>
          <table:table-cell table:style-name="ce88" office:value-type="string" calcext:value-type="string">
            <text:p>G1X336S00821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19821" calcext:value-type="float">
            <text:p>19821</text:p>
          </table:table-cell>
          <table:table-cell table:style-name="ce92" office:value-type="string" calcext:value-type="string">
            <text:p>80V4PZM46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6]&amp;&quot;НЕТ&quot;)&gt;0;&quot;Запрещена&quot;;IF(COUNTIF([$'Регистрация деятельности.'.$S:.$S];[.$D3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-16</text:p>
          </table:table-cell>
          <table:table-cell table:style-name="ce71" office:value-type="string" calcext:value-type="string">
            <text:p>ОМ 8663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S00409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24161" calcext:value-type="float">
            <text:p>24161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7]&amp;&quot;НЕТ&quot;)&gt;0;&quot;Запрещена&quot;;IF(COUNTIF([$'Регистрация деятельности.'.$S:.$S];[.$D3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-16</text:p>
          </table:table-cell>
          <table:table-cell table:style-name="ce71" office:value-type="string" calcext:value-type="string">
            <text:p>ОМ 8664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T51735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31240" calcext:value-type="float">
            <text:p>3124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8]&amp;&quot;НЕТ&quot;)&gt;0;&quot;Запрещена&quot;;IF(COUNTIF([$'Регистрация деятельности.'.$S:.$S];[.$D3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-16</text:p>
          </table:table-cell>
          <table:table-cell table:style-name="ce71" office:value-type="string" calcext:value-type="string">
            <text:p>ОМ 8665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T51291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6" calcext:value-type="float">
            <text:p>2006</text:p>
          </table:table-cell>
          <table:table-cell table:style-name="ce91" office:value-type="float" office:value="19203" calcext:value-type="float">
            <text:p>1920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3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3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3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39]&amp;&quot;НЕТ&quot;)&gt;0;&quot;Запрещена&quot;;IF(COUNTIF([$'Регистрация деятельности.'.$S:.$S];[.$D3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Still</text:p>
          </table:table-cell>
          <table:table-cell table:style-name="ce56" table:content-validation-name="val12" office:value-type="string" calcext:value-type="string">
            <text:p>RХ 70 25</text:p>
          </table:table-cell>
          <table:table-cell table:style-name="ce56" table:content-validation-name="val13" office:value-type="string" calcext:value-type="string">
            <text:p>RХ 70 25</text:p>
          </table:table-cell>
          <table:table-cell table:style-name="ce71" office:value-type="string" calcext:value-type="string">
            <text:p>ОН 4544 50RUS</text:p>
          </table:table-cell>
          <table:table-cell table:style-name="ce56" table:content-validation-name="val14" office:value-type="string" calcext:value-type="string">
            <text:p>Дизельный погрузчик</text:p>
          </table:table-cell>
          <table:table-cell table:style-name="ce87" office:value-type="string" calcext:value-type="string">
            <text:p>EP</text:p>
          </table:table-cell>
          <table:table-cell table:style-name="ce88" office:value-type="string" calcext:value-type="string">
            <text:p>517322А00031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0" calcext:value-type="float">
            <text:p>2010</text:p>
          </table:table-cell>
          <table:table-cell table:style-name="ce91" office:value-type="float" office:value="7090" calcext:value-type="float">
            <text:p>7090</text:p>
          </table:table-cell>
          <table:table-cell table:style-name="ce92" office:value-type="string" calcext:value-type="string">
            <text:p>стартерная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0])" office:value-type="float" office:value="0" calcext:value-type="float">
            <text:p>0</text:p>
          </table:table-cell>
          <table:table-cell table:style-name="ce147" office:value-type="string" calcext:value-type="string">
            <text:p>Требуется установка шлангов для работы 2х контуров гидравлики</text:p>
          </table:table-cell>
          <table:table-cell table:style-name="ce177" table:formula="of:=IFERROR(IF(MATCH([.$D4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0]&amp;&quot;НЕТ&quot;)&gt;0;&quot;Запрещена&quot;;IF(COUNTIF([$'Регистрация деятельности.'.$S:.$S];[.$D4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Н 4623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QTB</text:p>
          </table:table-cell>
          <table:table-cell table:style-name="ce88" office:value-type="string" calcext:value-type="string">
            <text:p>H2X115A02381</text:p>
          </table:table-cell>
          <table:table-cell table:style-name="ce89" office:value-type="float" office:value="11000" calcext:value-type="float">
            <text:p>110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0" calcext:value-type="float">
            <text:p>2010</text:p>
          </table:table-cell>
          <table:table-cell table:style-name="ce91" office:value-type="float" office:value="9106" calcext:value-type="float">
            <text:p>9106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1]&amp;&quot;НЕТ&quot;)&gt;0;&quot;Запрещена&quot;;IF(COUNTIF([$'Регистрация деятельности.'.$S:.$S];[.$D4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Е 18НР01</text:p>
          </table:table-cell>
          <table:table-cell table:style-name="ce71" office:value-type="string" calcext:value-type="string">
            <text:p>ОН 4626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X386А06457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0" calcext:value-type="float">
            <text:p>2010</text:p>
          </table:table-cell>
          <table:table-cell table:style-name="ce91" office:value-type="float" office:value="8615" calcext:value-type="float">
            <text:p>8615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2]&amp;&quot;НЕТ&quot;)&gt;0;&quot;Запрещена&quot;;IF(COUNTIF([$'Регистрация деятельности.'.$S:.$S];[.$D4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H 50 T</text:p>
          </table:table-cell>
          <table:table-cell table:style-name="ce56" table:content-validation-name="val13" office:value-type="string" calcext:value-type="string">
            <text:p>H 50 T</text:p>
          </table:table-cell>
          <table:table-cell table:style-name="ce71" office:value-type="string" calcext:value-type="string">
            <text:p>ОО 8843 50RUS</text:p>
          </table:table-cell>
          <table:table-cell table:style-name="ce56" table:content-validation-name="val14" office:value-type="string" calcext:value-type="string">
            <text:p>Газовый погрузчик</text:p>
          </table:table-cell>
          <table:table-cell table:style-name="ce87" office:value-type="string" calcext:value-type="string">
            <text:p>GC</text:p>
          </table:table-cell>
          <table:table-cell table:style-name="ce88" office:value-type="string" calcext:value-type="string">
            <text:p>H2X394S01607</text:p>
          </table:table-cell>
          <table:table-cell table:style-name="ce89" office:value-type="float" office:value="4600" calcext:value-type="float">
            <text:p>46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05" calcext:value-type="float">
            <text:p>2005</text:p>
          </table:table-cell>
          <table:table-cell table:style-name="ce91" office:value-type="float" office:value="4714" calcext:value-type="float">
            <text:p>4714</text:p>
          </table:table-cell>
          <table:table-cell table:style-name="ce92" office:value-type="string" calcext:value-type="string">
            <text:p>стартерная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3]&amp;&quot;НЕТ&quot;)&gt;0;&quot;Запрещена&quot;;IF(COUNTIF([$'Регистрация деятельности.'.$S:.$S];[.$D4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E20 386</text:p>
          </table:table-cell>
          <table:table-cell table:style-name="ce56" table:content-validation-name="val13" office:value-type="string" calcext:value-type="string">
            <text:p>E20HP</text:p>
          </table:table-cell>
          <table:table-cell table:style-name="ce71" office:value-type="string" calcext:value-type="string">
            <text:p>ОР 5349 50RUS</text:p>
          </table:table-cell>
          <table:table-cell table:style-name="ce56" table:content-validation-name="val14" office:value-type="string" calcext:value-type="string">
            <text:p>Эл. Погрузчик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386С04446</text:p>
          </table:table-cell>
          <table:table-cell table:style-name="ce89" office:value-type="float" office:value="4400" calcext:value-type="float">
            <text:p>440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5472" calcext:value-type="float">
            <text:p>5472</text:p>
          </table:table-cell>
          <table:table-cell table:style-name="ce92" office:value-type="string" calcext:value-type="string">
            <text:p>48V5PZM700Ah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4]&amp;&quot;НЕТ&quot;)&gt;0;&quot;Запрещена&quot;;IF(COUNTIF([$'Регистрация деятельности.'.$S:.$S];[.$D4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355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2116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5401" calcext:value-type="float">
            <text:p>25401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5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5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5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5]&amp;&quot;НЕТ&quot;)&gt;0;&quot;Запрещена&quot;;IF(COUNTIF([$'Регистрация деятельности.'.$S:.$S];[.$D45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356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2142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4450" calcext:value-type="float">
            <text:p>2445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6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6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6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6]&amp;&quot;НЕТ&quot;)&gt;0;&quot;Запрещена&quot;;IF(COUNTIF([$'Регистрация деятельности.'.$S:.$S];[.$D46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357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2150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6637" calcext:value-type="float">
            <text:p>26637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7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7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7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7]&amp;&quot;НЕТ&quot;)&gt;0;&quot;Запрещена&quot;;IF(COUNTIF([$'Регистрация деятельности.'.$S:.$S];[.$D47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437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3517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4390" calcext:value-type="float">
            <text:p>24390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8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8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8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8]&amp;&quot;НЕТ&quot;)&gt;0;&quot;Запрещена&quot;;IF(COUNTIF([$'Регистрация деятельности.'.$S:.$S];[.$D48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Р 5438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C03523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2" calcext:value-type="float">
            <text:p>2012</text:p>
          </table:table-cell>
          <table:table-cell table:style-name="ce91" office:value-type="float" office:value="28845" calcext:value-type="float">
            <text:p>28845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49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49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49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49]&amp;&quot;НЕТ&quot;)&gt;0;&quot;Запрещена&quot;;IF(COUNTIF([$'Регистрация деятельности.'.$S:.$S];[.$D49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5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726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6823" calcext:value-type="float">
            <text:p>2682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0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0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0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0]&amp;&quot;НЕТ&quot;)&gt;0;&quot;Запрещена&quot;;IF(COUNTIF([$'Регистрация деятельности.'.$S:.$S];[.$D50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6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658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8877" calcext:value-type="float">
            <text:p>28877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1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1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1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1]&amp;&quot;НЕТ&quot;)&gt;0;&quot;Запрещена&quot;;IF(COUNTIF([$'Регистрация деятельности.'.$S:.$S];[.$D51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7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664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2583" calcext:value-type="float">
            <text:p>22583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2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2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2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2]&amp;&quot;НЕТ&quot;)&gt;0;&quot;Запрещена&quot;;IF(COUNTIF([$'Регистрация деятельности.'.$S:.$S];[.$D52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16</text:p>
          </table:table-cell>
          <table:table-cell table:style-name="ce56" table:content-validation-name="val13" office:value-type="string" calcext:value-type="string">
            <text:p>R 16 S</text:p>
          </table:table-cell>
          <table:table-cell table:style-name="ce71" office:value-type="string" calcext:value-type="string">
            <text:p>ОХ 9528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Н2Х115D00671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13" calcext:value-type="float">
            <text:p>2013</text:p>
          </table:table-cell>
          <table:table-cell table:style-name="ce91" office:value-type="float" office:value="28518" calcext:value-type="float">
            <text:p>28518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3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3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3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3]&amp;&quot;НЕТ&quot;)&gt;0;&quot;Запрещена&quot;;IF(COUNTIF([$'Регистрация деятельности.'.$S:.$S];[.$D53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6">
          <table:table-cell table:style-name="ce56" table:content-validation-name="val11" office:value-type="string" calcext:value-type="string">
            <text:p>Linde</text:p>
          </table:table-cell>
          <table:table-cell table:style-name="ce56" table:content-validation-name="val12" office:value-type="string" calcext:value-type="string">
            <text:p>R20</text:p>
          </table:table-cell>
          <table:table-cell table:style-name="ce56" table:content-validation-name="val13" office:value-type="string" calcext:value-type="string">
            <text:p>R-20</text:p>
          </table:table-cell>
          <table:table-cell table:style-name="ce71" office:value-type="string" calcext:value-type="string">
            <text:p>ХН 2633 50RUS</text:p>
          </table:table-cell>
          <table:table-cell table:style-name="ce56" table:content-validation-name="val14" office:value-type="string" calcext:value-type="string">
            <text:p>Эл. Штабелер</text:p>
          </table:table-cell>
          <table:table-cell table:style-name="ce87" office:value-type="string" calcext:value-type="string">
            <text:p>Логистика</text:p>
          </table:table-cell>
          <table:table-cell table:style-name="ce88" office:value-type="string" calcext:value-type="string">
            <text:p>G1X115R01277</text:p>
          </table:table-cell>
          <table:table-cell table:style-name="ce89" office:value-type="float" office:value="6200" calcext:value-type="float">
            <text:p>6200</text:p>
          </table:table-cell>
          <table:table-cell table:style-name="ce89" office:value-type="string" calcext:value-type="string">
            <text:p>нет</text:p>
          </table:table-cell>
          <table:table-cell table:style-name="ce89" office:value-type="float" office:value="2004" calcext:value-type="float">
            <text:p>2004</text:p>
          </table:table-cell>
          <table:table-cell table:style-name="ce91" office:value-type="float" office:value="14158" calcext:value-type="float">
            <text:p>14158</text:p>
          </table:table-cell>
          <table:table-cell table:style-name="ce114" office:value-type="string" calcext:value-type="string">
            <text:p>48V5PZM700 или 48V5PZM775 или</text:p>
            <text:p>48V5NXP700</text:p>
          </table:table-cell>
          <table:table-cell table:style-name="ce89" table:formula="of:=COM.MICROSOFT.MAXIFS([$'Регистрация деятельности.'.$D:.$D];[$'Регистрация деятельности.'.$B$2]:[$'Регистрация деятельности.'.$B:.$B];[$Погрузчики.$D54])" office:value-type="float" office:value="0" calcext:value-type="float">
            <text:p>0</text:p>
          </table:table-cell>
          <table:table-cell table:style-name="ce147"/>
          <table:table-cell table:style-name="ce177" table:formula="of:=IFERROR(IF(MATCH([.$D54]&amp;[.O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P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Q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R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S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T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U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V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W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X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7" table:formula="of:=IFERROR(IF(MATCH([.$D54]&amp;[.Y$1];[$'Регистрация деятельности.'.$R:.$R];0)&gt;0;&quot;nOK&quot;);&quot;ok&quot;)" office:value-type="string" office:string-value="ok" calcext:value-type="string">
            <text:p>ok</text:p>
          </table:table-cell>
          <table:table-cell table:style-name="ce179" table:formula="of:=IF(COUNTIF([$'Регистрация деятельности.'.$S:.$S];[.$D54]&amp;&quot;НЕТ&quot;)&gt;0;&quot;Запрещена&quot;;IF(COUNTIF([$'Регистрация деятельности.'.$S:.$S];[.$D54]&amp;&quot;ДА&quot;)&gt;0;&quot;Возможна. Требуется плановый ремонт&quot;;&quot;Без ограничений&quot;))" office:value-type="string" office:string-value="Без ограничений" calcext:value-type="string">
            <text:p>Без ограничений</text:p>
          </table:table-cell>
          <table:table-cell table:number-columns-repeated="16358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Погрузчики.O2:Погрузчики.Y54">
            <calcext:condition calcext:apply-style-name="ok_style" calcext:value="=&quot;ok&quot;" calcext:base-cell-address="'Report_Погрузчики по цехам'.O2"/>
            <calcext:condition calcext:apply-style-name="nOK_style" calcext:value="=&quot;nOK&quot;" calcext:base-cell-address="'Report_Погрузчики по цехам'.O2"/>
          </calcext:conditional-format>
          <calcext:conditional-format calcext:target-range-address="Погрузчики.Z2:Погрузчики.Z54 Погрузчики.D2:Погрузчики.D54">
            <calcext:condition calcext:apply-style-name="ЗапретСтайл" calcext:value="formula-is([$Погрузчики.$Z2]=&quot;Запрещена&quot;)" calcext:base-cell-address="'Report_Погрузчики по цехам'.D2"/>
            <calcext:condition calcext:apply-style-name="БезОгранСтайл" calcext:value="formula-is([$Погрузчики.$Z2]=&quot;Без ограничений&quot;)" calcext:base-cell-address="'Report_Погрузчики по цехам'.D2"/>
            <calcext:condition calcext:apply-style-name="планРемонтСтайл" calcext:value="formula-is([$Погрузчики.$Z2]=&quot;Возможна. Требуется плановый ремонт&quot;)" calcext:base-cell-address="'Report_Погрузчики по цехам'.D2"/>
          </calcext:conditional-format>
        </calcext:conditional-formats>
      </table:table>
      <table:table table:name="Report_Погрузчики по цехам" table:style-name="ta5">
        <table:table-column table:style-name="co49" table:default-cell-style-name="ce79"/>
        <table:table-column table:style-name="co49" table:default-cell-style-name="ce84"/>
        <table:table-column table:style-name="co50" table:default-cell-style-name="Pivot_20_Table_20_Value"/>
        <table:table-column table:style-name="co49" table:default-cell-style-name="ce109"/>
        <table:table-column table:style-name="co51" table:default-cell-style-name="ce119"/>
        <table:table-column table:style-name="co62" table:default-cell-style-name="Default"/>
        <table:table-row table:style-name="ro2">
          <table:table-cell table:style-name="ce76" office:value-type="string" calcext:value-type="string">
            <text:p>Count - Гос. Номер</text:p>
          </table:table-cell>
          <table:table-cell table:style-name="ce81" office:value-type="string" calcext:value-type="string">
            <text:p>Эксплуатация</text:p>
          </table:table-cell>
          <table:table-cell table:style-name="ce101" table:number-columns-repeated="2"/>
          <table:table-cell table:style-name="ce113"/>
          <table:table-cell/>
        </table:table-row>
        <table:table-row table:style-name="ro2">
          <table:table-cell table:style-name="ce77" office:value-type="string" calcext:value-type="string">
            <text:p>ЦЕХ</text:p>
          </table:table-cell>
          <table:table-cell table:style-name="ce82" office:value-type="string" calcext:value-type="string">
            <text:p>Без ограничений</text:p>
          </table:table-cell>
          <table:table-cell table:style-name="ce102" office:value-type="string" calcext:value-type="string">
            <text:p>Возможна. Требуется плановый ремонт</text:p>
          </table:table-cell>
          <table:table-cell table:style-name="ce102" office:value-type="string" calcext:value-type="string">
            <text:p>Запрещена</text:p>
          </table:table-cell>
          <table:table-cell table:style-name="ce117" office:value-type="string" calcext:value-type="string">
            <text:p>Total Result</text:p>
          </table:table-cell>
          <table:table-cell/>
        </table:table-row>
        <table:table-row table:style-name="ro2">
          <table:table-cell table:style-name="ce78" office:value-type="string" calcext:value-type="string">
            <text:p>Восстановление шин</text:p>
          </table:table-cell>
          <table:table-cell table:style-name="ce83"/>
          <table:table-cell table:style-name="ce103" office:value-type="float" office:value="2" calcext:value-type="float">
            <text:p>2</text:p>
          </table:table-cell>
          <table:table-cell table:style-name="ce108"/>
          <table:table-cell table:style-name="ce118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Контроль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Логистика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Резиносмешение</text:p>
          </table:table-cell>
          <table:table-cell table:style-name="ce85"/>
          <table:table-cell table:style-name="ce105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Цех подготовки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G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QTB</text:p>
          </table:table-cell>
          <table:table-cell table:style-name="ce86" office:value-type="float" office:value="1" calcext:value-type="float">
            <text:p>1</text:p>
          </table:table-cell>
          <table:table-cell table:style-name="ce106"/>
          <table:table-cell table:style-name="ce111"/>
          <table:table-cell table:style-name="ce12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80" office:value-type="string" calcext:value-type="string">
            <text:p>Total Result</text:p>
          </table:table-cell>
          <table:table-cell table:style-name="ce90" office:value-type="float" office:value="44" calcext:value-type="float">
            <text:p>44</text:p>
          </table:table-cell>
          <table:table-cell table:style-name="ce107" office:value-type="float" office:value="8" calcext:value-type="float">
            <text:p>8</text:p>
          </table:table-cell>
          <table:table-cell table:style-name="ce112" office:value-type="float" office:value="1" calcext:value-type="float">
            <text:p>1</text:p>
          </table:table-cell>
          <table:table-cell table:style-name="ce123" office:value-type="float" office:value="53" calcext:value-type="float">
            <text:p>53</text:p>
          </table:table-cell>
          <table:table-cell/>
        </table:table-row>
        <table:table-row table:style-name="ro2" table:number-rows-repeated="4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5"/>
          <table:table-cell/>
        </table:table-row>
      </table:table>
      <table:table table:name="Report_Плановый ремонт погрузчиков" table:style-name="ta5">
        <officeooo:event-listeners>
          <script:event-listener script:language="ooo:script" script:event-name="dom:DOMFocusIn" xlink:href="vnd.sun.star.script:Standard.vba_macroses.RefreshPilot?language=Basic&amp;location=document" xlink:type="simple"/>
        </officeooo:event-listeners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ce193"/>
        <table:table-column table:style-name="co66" table:default-cell-style-name="ce196"/>
        <table:table-column table:style-name="co67" table:number-columns-repeated="2" table:default-cell-style-name="ce196"/>
        <table:table-column table:style-name="co68" table:default-cell-style-name="ce196"/>
        <table:table-column table:style-name="co69" table:default-cell-style-name="ce196"/>
        <table:table-column table:style-name="co70" table:default-cell-style-name="ce196"/>
        <table:table-column table:style-name="co71" table:default-cell-style-name="ce196"/>
        <table:table-column table:style-name="co72" table:default-cell-style-name="ce196"/>
        <table:table-column table:style-name="co73" table:default-cell-style-name="Default"/>
        <table:table-row table:style-name="ro2">
          <table:table-cell table:style-name="Pivot_20_Table_20_Field" office:value-type="string" calcext:value-type="string">
            <text:p>Отметка о выполнении</text:p>
          </table:table-cell>
          <table:table-cell table:style-name="ce132" office:value-type="string" calcext:value-type="string">
            <text:p>- all -</text:p>
          </table:table-cell>
          <table:table-cell table:style-name="Default" table:number-columns-repeated="9"/>
          <table:table-cell/>
        </table:table-row>
        <table:table-row table:style-name="ro2">
          <table:table-cell table:number-columns-repeated="2"/>
          <table:table-cell table:style-name="Default" table:number-columns-repeated="9"/>
          <table:table-cell/>
        </table:table-row>
        <table:table-row table:style-name="ro2">
          <table:table-cell table:style-name="ce125" office:value-type="string" calcext:value-type="string">
            <text:p>Count - Машина №</text:p>
          </table:table-cell>
          <table:table-cell table:style-name="ce137" table:number-columns-repeated="2"/>
          <table:table-cell table:style-name="ce153"/>
          <table:table-cell table:style-name="ce81" office:value-type="string" calcext:value-type="string">
            <text:p>Data</text:p>
          </table:table-cell>
          <table:table-cell table:style-name="ce101" table:number-columns-repeated="6"/>
          <table:table-cell table:style-name="ce113"/>
        </table:table-row>
        <table:table-row table:style-name="ro2">
          <table:table-cell table:style-name="ce77" office:value-type="string" calcext:value-type="string">
            <text:p>Возможность дальнейшей работы</text:p>
          </table:table-cell>
          <table:table-cell table:style-name="ce138" office:value-type="string" calcext:value-type="string">
            <text:p>Локация Цех</text:p>
          </table:table-cell>
          <table:table-cell table:style-name="ce138" office:value-type="string" calcext:value-type="string">
            <text:p>Машина №</text:p>
          </table:table-cell>
          <table:table-cell table:style-name="ce138" office:value-type="string" calcext:value-type="string">
            <text:p>Описание неисправности</text:p>
          </table:table-cell>
          <table:table-cell table:style-name="ce82" office:value-type="string" calcext:value-type="string">
            <text:p>Батарея 1</text:p>
          </table:table-cell>
          <table:table-cell table:style-name="ce102" office:value-type="string" calcext:value-type="string">
            <text:p>Батарея 2</text:p>
          </table:table-cell>
          <table:table-cell table:style-name="ce102" office:value-type="string" calcext:value-type="string">
            <text:p>Гидравлическая система</text:p>
          </table:table-cell>
          <table:table-cell table:style-name="ce102" office:value-type="string" calcext:value-type="string">
            <text:p>Колёса задние</text:p>
          </table:table-cell>
          <table:table-cell table:style-name="ce102" office:value-type="string" calcext:value-type="string">
            <text:p>Колёса передние</text:p>
          </table:table-cell>
          <table:table-cell table:style-name="ce102" office:value-type="string" calcext:value-type="string">
            <text:p>Прочее</text:p>
          </table:table-cell>
          <table:table-cell table:style-name="ce102" office:value-type="string" calcext:value-type="string">
            <text:p>Световое оборудование</text:p>
          </table:table-cell>
          <table:table-cell table:style-name="ce222" office:value-type="string" calcext:value-type="string">
            <text:p>Электрика (мотор, панель управления и пр.)</text:p>
          </table:table-cell>
        </table:table-row>
        <table:table-row table:style-name="ro2">
          <table:table-cell table:style-name="ce78" office:value-type="string" calcext:value-type="string">
            <text:p>Нет</text:p>
          </table:table-cell>
          <table:table-cell table:style-name="ce139" office:value-type="string" calcext:value-type="string">
            <text:p>Цех подготовки</text:p>
          </table:table-cell>
          <table:table-cell table:style-name="ce139" office:value-type="string" calcext:value-type="string">
            <text:p>ОМ 8610 50RUS</text:p>
          </table:table-cell>
          <table:table-cell table:style-name="ce139" office:value-type="string" calcext:value-type="string">
            <text:p>Не пройдено ТО</text:p>
          </table:table-cell>
          <table:table-cell table:style-name="ce83"/>
          <table:table-cell table:style-name="ce218" table:number-columns-repeated="4"/>
          <table:table-cell table:style-name="ce103" office:value-type="float" office:value="1" calcext:value-type="float">
            <text:p>1</text:p>
          </table:table-cell>
          <table:table-cell table:style-name="ce218"/>
          <table:table-cell table:style-name="ce223"/>
        </table:table-row>
        <table:table-row table:style-name="ro2">
          <table:table-cell table:style-name="ce127"/>
          <table:table-cell table:style-name="ce140" table:number-columns-repeated="2"/>
          <table:table-cell table:style-name="ce140" office:value-type="string" calcext:value-type="string">
            <text:p>Неисправен мотор (сгорел)</text:p>
          </table:table-cell>
          <table:table-cell table:style-name="ce215"/>
          <table:table-cell table:style-name="ce106" table:number-columns-repeated="6"/>
          <table:table-cell table:style-name="ce224" office:value-type="float" office:value="1" calcext:value-type="float">
            <text:p>1</text:p>
          </table:table-cell>
        </table:table-row>
        <table:table-row table:style-name="ro2">
          <table:table-cell table:style-name="ce78" office:value-type="string" calcext:value-type="string">
            <text:p>Да</text:p>
          </table:table-cell>
          <table:table-cell table:style-name="ce139" office:value-type="string" calcext:value-type="string">
            <text:p>Восстановление шин</text:p>
          </table:table-cell>
          <table:table-cell table:style-name="ce139" office:value-type="string" calcext:value-type="string">
            <text:p>МУ 3242 50RUS</text:p>
          </table:table-cell>
          <table:table-cell table:style-name="ce139" office:value-type="string" calcext:value-type="string">
            <text:p>50% износа</text:p>
          </table:table-cell>
          <table:table-cell table:style-name="ce83"/>
          <table:table-cell table:style-name="ce218" table:number-columns-repeated="2"/>
          <table:table-cell table:style-name="ce103" office:value-type="float" office:value="1" calcext:value-type="float">
            <text:p>1</text:p>
          </table:table-cell>
          <table:table-cell table:style-name="ce218" table:number-columns-repeated="3"/>
          <table:table-cell table:style-name="ce223"/>
        </table:table-row>
        <table:table-row table:style-name="ro2">
          <table:table-cell table:style-name="ce79"/>
          <table:table-cell table:style-name="ce142"/>
          <table:table-cell table:style-name="ce140"/>
          <table:table-cell table:style-name="ce140" office:value-type="string" calcext:value-type="string">
            <text:p>Батарея 2 отсутствует</text:p>
          </table:table-cell>
          <table:table-cell table:style-name="ce215"/>
          <table:table-cell table:style-name="ce219" office:value-type="float" office:value="1" calcext:value-type="float">
            <text:p>1</text:p>
          </table:table-cell>
          <table:table-cell table:style-name="ce106" table:number-columns-repeated="5"/>
          <table:table-cell table:style-name="ce225"/>
        </table:table-row>
        <table:table-row table:style-name="ro2">
          <table:table-cell table:style-name="ce79"/>
          <table:table-cell table:style-name="ce142"/>
          <table:table-cell table:style-name="ce139" office:value-type="string" calcext:value-type="string">
            <text:p>МУ 3243 50RUS</text:p>
          </table:table-cell>
          <table:table-cell table:style-name="ce139" office:value-type="string" calcext:value-type="string">
            <text:p>50% износа</text:p>
          </table:table-cell>
          <table:table-cell table:style-name="ce83"/>
          <table:table-cell table:style-name="ce218" table:number-columns-repeated="2"/>
          <table:table-cell table:style-name="ce103" office:value-type="float" office:value="1" calcext:value-type="float">
            <text:p>1</text:p>
          </table:table-cell>
          <table:table-cell table:style-name="ce218" table:number-columns-repeated="3"/>
          <table:table-cell table:style-name="ce223"/>
        </table:table-row>
        <table:table-row table:style-name="ro2">
          <table:table-cell table:style-name="ce79"/>
          <table:table-cell table:style-name="ce140" table:number-columns-repeated="2"/>
          <table:table-cell table:style-name="ce140" office:value-type="string" calcext:value-type="string">
            <text:p>Батарея 2 отсутствует</text:p>
          </table:table-cell>
          <table:table-cell table:style-name="ce215"/>
          <table:table-cell table:style-name="ce219" office:value-type="float" office:value="1" calcext:value-type="float">
            <text:p>1</text:p>
          </table:table-cell>
          <table:table-cell table:style-name="ce106" table:number-columns-repeated="5"/>
          <table:table-cell table:style-name="ce225"/>
        </table:table-row>
        <table:table-row table:style-name="ro2">
          <table:table-cell table:style-name="ce79"/>
          <table:table-cell table:style-name="ce139" office:value-type="string" calcext:value-type="string">
            <text:p>Резиносмешение</text:p>
          </table:table-cell>
          <table:table-cell table:style-name="ce144" office:value-type="string" calcext:value-type="string">
            <text:p>МУ 3279 50RUS</text:p>
          </table:table-cell>
          <table:table-cell table:style-name="ce144" office:value-type="string" calcext:value-type="string">
            <text:p>Критический износ</text:p>
          </table:table-cell>
          <table:table-cell table:style-name="ce216"/>
          <table:table-cell table:style-name="ce220" table:number-columns-repeated="2"/>
          <table:table-cell table:style-name="ce221" office:value-type="float" office:value="1" calcext:value-type="float">
            <text:p>1</text:p>
          </table:table-cell>
          <table:table-cell table:style-name="ce220" table:number-columns-repeated="3"/>
          <table:table-cell table:style-name="ce226"/>
        </table:table-row>
        <table:table-row table:style-name="ro2">
          <table:table-cell table:style-name="ce79"/>
          <table:table-cell table:style-name="ce142"/>
          <table:table-cell table:style-name="ce144" office:value-type="string" calcext:value-type="string">
            <text:p>ОМ 8656 50RUS</text:p>
          </table:table-cell>
          <table:table-cell table:style-name="ce144" office:value-type="string" calcext:value-type="string">
            <text:p>Батарея 2 неисправна</text:p>
          </table:table-cell>
          <table:table-cell table:style-name="ce216"/>
          <table:table-cell table:style-name="ce221" office:value-type="float" office:value="1" calcext:value-type="float">
            <text:p>1</text:p>
          </table:table-cell>
          <table:table-cell table:style-name="ce220" table:number-columns-repeated="5"/>
          <table:table-cell table:style-name="ce226"/>
        </table:table-row>
        <table:table-row table:style-name="ro2">
          <table:table-cell table:style-name="ce79"/>
          <table:table-cell table:style-name="ce142"/>
          <table:table-cell table:style-name="ce139" office:value-type="string" calcext:value-type="string">
            <text:p>ОМ 8657 50RUS</text:p>
          </table:table-cell>
          <table:table-cell table:style-name="ce139" office:value-type="string" calcext:value-type="string">
            <text:p>50% износа</text:p>
          </table:table-cell>
          <table:table-cell table:style-name="ce83"/>
          <table:table-cell table:style-name="ce218" table:number-columns-repeated="2"/>
          <table:table-cell table:number-columns-repeated="2" table:style-name="ce103" office:value-type="float" office:value="1" calcext:value-type="float">
            <text:p>1</text:p>
          </table:table-cell>
          <table:table-cell table:style-name="ce218" table:number-columns-repeated="2"/>
          <table:table-cell table:style-name="ce223"/>
        </table:table-row>
        <table:table-row table:style-name="ro2">
          <table:table-cell table:style-name="ce79"/>
          <table:table-cell table:style-name="ce142" table:number-columns-repeated="2"/>
          <table:table-cell table:style-name="ce142" office:value-type="string" calcext:value-type="string">
            <text:p>Батарея 1 отсутствует</text:p>
          </table:table-cell>
          <table:table-cell table:style-name="ce84"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227"/>
        </table:table-row>
        <table:table-row table:style-name="ro2">
          <table:table-cell table:style-name="ce79"/>
          <table:table-cell table:style-name="ce142"/>
          <table:table-cell table:style-name="ce140"/>
          <table:table-cell table:style-name="ce140" office:value-type="string" calcext:value-type="string">
            <text:p>Батарея 2 отсутствует</text:p>
          </table:table-cell>
          <table:table-cell table:style-name="ce215"/>
          <table:table-cell table:style-name="ce219" office:value-type="float" office:value="1" calcext:value-type="float">
            <text:p>1</text:p>
          </table:table-cell>
          <table:table-cell table:style-name="ce106" table:number-columns-repeated="5"/>
          <table:table-cell table:style-name="ce225"/>
        </table:table-row>
        <table:table-row table:style-name="ro2">
          <table:table-cell table:style-name="ce79"/>
          <table:table-cell table:style-name="ce142"/>
          <table:table-cell table:style-name="ce139" office:value-type="string" calcext:value-type="string">
            <text:p>ОМ 8658 50RUS</text:p>
          </table:table-cell>
          <table:table-cell table:style-name="ce139" office:value-type="string" calcext:value-type="string">
            <text:p>Отсутствует АКБ</text:p>
          </table:table-cell>
          <table:table-cell table:style-name="ce217" office:value-type="float" office:value="1" calcext:value-type="float">
            <text:p>1</text:p>
          </table:table-cell>
          <table:table-cell table:style-name="ce218" table:number-columns-repeated="6"/>
          <table:table-cell table:style-name="ce223"/>
        </table:table-row>
        <table:table-row table:style-name="ro2">
          <table:table-cell table:style-name="ce79"/>
          <table:table-cell table:style-name="ce142"/>
          <table:table-cell table:style-name="ce140"/>
          <table:table-cell table:style-name="ce140" office:value-type="string" calcext:value-type="string">
            <text:p>повреждена оплётка шлангов ( привод каретки слева и привод подъёма мачты)</text:p>
          </table:table-cell>
          <table:table-cell table:style-name="ce215"/>
          <table:table-cell table:style-name="ce106"/>
          <table:table-cell table:style-name="ce219" office:value-type="float" office:value="1" calcext:value-type="float">
            <text:p>1</text:p>
          </table:table-cell>
          <table:table-cell table:style-name="ce106" table:number-columns-repeated="4"/>
          <table:table-cell table:style-name="ce225"/>
        </table:table-row>
        <table:table-row table:style-name="ro2">
          <table:table-cell table:style-name="ce79"/>
          <table:table-cell table:style-name="ce142"/>
          <table:table-cell table:style-name="ce139" office:value-type="string" calcext:value-type="string">
            <text:p>ОМ 8659 50RUS</text:p>
          </table:table-cell>
          <table:table-cell table:style-name="ce139" office:value-type="string" calcext:value-type="string">
            <text:p>Батарея 2 неисправна</text:p>
          </table:table-cell>
          <table:table-cell table:style-name="ce83"/>
          <table:table-cell table:style-name="ce103" office:value-type="float" office:value="1" calcext:value-type="float">
            <text:p>1</text:p>
          </table:table-cell>
          <table:table-cell table:style-name="ce218" table:number-columns-repeated="5"/>
          <table:table-cell table:style-name="ce223"/>
        </table:table-row>
        <table:table-row table:style-name="ro2">
          <table:table-cell table:style-name="ce79"/>
          <table:table-cell table:style-name="ce142"/>
          <table:table-cell table:style-name="ce140"/>
          <table:table-cell table:style-name="ce140" office:value-type="string" calcext:value-type="string">
            <text:p>Критический износ</text:p>
          </table:table-cell>
          <table:table-cell table:style-name="ce215"/>
          <table:table-cell table:style-name="ce106" table:number-columns-repeated="3"/>
          <table:table-cell table:style-name="ce219" office:value-type="float" office:value="1" calcext:value-type="float">
            <text:p>1</text:p>
          </table:table-cell>
          <table:table-cell table:style-name="ce106" table:number-columns-repeated="2"/>
          <table:table-cell table:style-name="ce225"/>
        </table:table-row>
        <table:table-row table:style-name="ro2">
          <table:table-cell table:style-name="ce79"/>
          <table:table-cell table:style-name="ce142"/>
          <table:table-cell table:style-name="ce139" office:value-type="string" calcext:value-type="string">
            <text:p>ОT 4881 50RUS</text:p>
          </table:table-cell>
          <table:table-cell table:style-name="ce139" office:value-type="string" calcext:value-type="string">
            <text:p>Батарея 2 неисправна</text:p>
          </table:table-cell>
          <table:table-cell table:style-name="ce83"/>
          <table:table-cell table:style-name="ce103" office:value-type="float" office:value="1" calcext:value-type="float">
            <text:p>1</text:p>
          </table:table-cell>
          <table:table-cell table:style-name="ce218" table:number-columns-repeated="5"/>
          <table:table-cell table:style-name="ce223"/>
        </table:table-row>
        <table:table-row table:style-name="ro2">
          <table:table-cell table:style-name="ce79"/>
          <table:table-cell table:style-name="ce142" table:number-columns-repeated="2"/>
          <table:table-cell table:style-name="ce142" office:value-type="string" calcext:value-type="string">
            <text:p>Необходима замена потенциометра наклона мачты</text:p>
          </table:table-cell>
          <table:table-cell table:style-name="ce85"/>
          <table:table-cell table:style-name="Pivot_20_Table_20_Value" table:number-columns-repeated="6"/>
          <table:table-cell table:style-name="ce228" office:value-type="float" office:value="1" calcext:value-type="float">
            <text:p>1</text:p>
          </table:table-cell>
        </table:table-row>
        <table:table-row table:style-name="ro2">
          <table:table-cell table:style-name="ce79"/>
          <table:table-cell table:style-name="ce140" table:number-columns-repeated="2"/>
          <table:table-cell table:style-name="ce140" office:value-type="string" calcext:value-type="string">
            <text:p>Рваная подушка сиденья</text:p>
          </table:table-cell>
          <table:table-cell table:style-name="ce215"/>
          <table:table-cell table:style-name="ce106" table:number-columns-repeated="4"/>
          <table:table-cell table:style-name="ce219" office:value-type="float" office:value="1" calcext:value-type="float">
            <text:p>1</text:p>
          </table:table-cell>
          <table:table-cell table:style-name="ce106"/>
          <table:table-cell table:style-name="ce225"/>
        </table:table-row>
        <table:table-row table:style-name="ro2">
          <table:table-cell table:style-name="ce79"/>
          <table:table-cell table:style-name="ce139" office:value-type="string" calcext:value-type="string">
            <text:p>Цех подготовки</text:p>
          </table:table-cell>
          <table:table-cell table:style-name="ce139" office:value-type="string" calcext:value-type="string">
            <text:p>ОМ 8610 50RUS</text:p>
          </table:table-cell>
          <table:table-cell table:style-name="ce139" office:value-type="string" calcext:value-type="string">
            <text:p>Батарея 1 отсутствует</text:p>
          </table:table-cell>
          <table:table-cell table:style-name="ce217" office:value-type="float" office:value="1" calcext:value-type="float">
            <text:p>1</text:p>
          </table:table-cell>
          <table:table-cell table:style-name="ce218" table:number-columns-repeated="6"/>
          <table:table-cell table:style-name="ce223"/>
        </table:table-row>
        <table:table-row table:style-name="ro2">
          <table:table-cell table:style-name="ce79"/>
          <table:table-cell table:style-name="ce142" table:number-columns-repeated="2"/>
          <table:table-cell table:style-name="ce142" office:value-type="string" calcext:value-type="string">
            <text:p>Батарея 2 отсутствует</text:p>
          </table:table-cell>
          <table:table-cell table:style-name="ce85"/>
          <table:table-cell table:style-name="ce105" office:value-type="float" office:value="1" calcext:value-type="float">
            <text:p>1</text:p>
          </table:table-cell>
          <table:table-cell table:style-name="Pivot_20_Table_20_Value" table:number-columns-repeated="5"/>
          <table:table-cell table:style-name="ce227"/>
        </table:table-row>
        <table:table-row table:style-name="ro2">
          <table:table-cell table:style-name="ce79"/>
          <table:table-cell table:style-name="ce142" table:number-columns-repeated="2"/>
          <table:table-cell table:style-name="ce142" office:value-type="string" calcext:value-type="string">
            <text:p>Критический износ</text:p>
          </table:table-cell>
          <table:table-cell table:style-name="ce85"/>
          <table:table-cell table:style-name="Pivot_20_Table_20_Value" table:number-columns-repeated="2"/>
          <table:table-cell table:number-columns-repeated="2" table:style-name="ce105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27"/>
        </table:table-row>
        <table:table-row table:style-name="ro2">
          <table:table-cell table:style-name="ce127"/>
          <table:table-cell table:style-name="ce140" table:number-columns-repeated="2"/>
          <table:table-cell table:style-name="ce140" office:value-type="string" calcext:value-type="string">
            <text:p>Отсутствует световое оборудование</text:p>
          </table:table-cell>
          <table:table-cell table:style-name="ce215"/>
          <table:table-cell table:style-name="ce106" table:number-columns-repeated="5"/>
          <table:table-cell table:style-name="ce219" office:value-type="float" office:value="1" calcext:value-type="float">
            <text:p>1</text:p>
          </table:table-cell>
          <table:table-cell table:style-name="ce225"/>
        </table:table-row>
        <table:table-row table:style-name="ro2">
          <table:table-cell table:style-name="ce128" office:value-type="string" calcext:value-type="string">
            <text:p>Total Result</text:p>
          </table:table-cell>
          <table:table-cell table:style-name="ce143" table:number-columns-repeated="2"/>
          <table:table-cell table:style-name="ce158"/>
          <table:table-cell table:style-name="ce90" office:value-type="float" office:value="3" calcext:value-type="float">
            <text:p>3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229" office:value-type="float" office:value="2" calcext:value-type="float">
            <text:p>2</text:p>
          </table:table-cell>
        </table:table-row>
        <table:table-row table:style-name="ro2" table:number-rows-repeated="104854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Справочники" table:style-name="ta4">
        <table:table-column table:style-name="co52" table:default-cell-style-name="ce57"/>
        <table:table-column table:style-name="co53" table:default-cell-style-name="ce57"/>
        <table:table-column table:style-name="co52" table:default-cell-style-name="ce57"/>
        <table:table-column table:style-name="co54" table:default-cell-style-name="ce57"/>
        <table:table-column table:style-name="co55" table:default-cell-style-name="ce57"/>
        <table:table-column table:style-name="co54" table:number-columns-repeated="2" table:default-cell-style-name="ce57"/>
        <table:table-column table:style-name="co53" table:default-cell-style-name="ce57"/>
        <table:table-column table:style-name="co19" table:default-cell-style-name="ce57"/>
        <table:table-column table:style-name="co24" table:default-cell-style-name="Default"/>
        <table:table-column table:style-name="co56" table:default-cell-style-name="ce57"/>
        <table:table-column table:style-name="co24" table:default-cell-style-name="Default"/>
        <table:table-column table:style-name="co57" table:default-cell-style-name="ce57"/>
        <table:table-column table:style-name="co58" table:default-cell-style-name="ce57"/>
        <table:table-column table:style-name="co59" table:default-cell-style-name="ce57"/>
        <table:table-column table:style-name="co60" table:default-cell-style-name="ce57"/>
        <table:table-column table:style-name="co24" table:default-cell-style-name="Default"/>
        <table:table-column table:style-name="co61" table:default-cell-style-name="ce57"/>
        <table:table-column table:style-name="co24" table:number-columns-repeated="16366" table:default-cell-style-name="Default"/>
        <table:table-row table:style-name="ro2">
          <table:table-cell table:number-columns-repeated="16384"/>
        </table:table-row>
        <table:table-row table:style-name="ro2">
          <table:table-cell table:style-name="ce230" office:value-type="string" calcext:value-type="string">
            <text:p>Производитель</text:p>
          </table:table-cell>
          <table:table-cell/>
          <table:table-cell table:style-name="ce231" office:value-type="string" calcext:value-type="string">
            <text:p>Производитель</text:p>
          </table:table-cell>
          <table:table-cell table:style-name="ce231" office:value-type="string" calcext:value-type="string">
            <text:p>Модели Завод</text:p>
          </table:table-cell>
          <table:table-cell/>
          <table:table-cell table:style-name="ce231" office:value-type="string" calcext:value-type="string">
            <text:p>Производителть</text:p>
          </table:table-cell>
          <table:table-cell table:style-name="ce231" office:value-type="string" calcext:value-type="string">
            <text:p>Модели ПТС</text:p>
          </table:table-cell>
          <table:table-cell/>
          <table:table-cell table:style-name="ce231" office:value-type="string" calcext:value-type="string">
            <text:p>Типы погрузчиков</text:p>
          </table:table-cell>
          <table:table-cell/>
          <table:table-cell table:style-name="ce231" office:value-type="string" calcext:value-type="string">
            <text:p>Локации</text:p>
          </table:table-cell>
          <table:table-cell/>
          <table:table-cell table:style-name="ce231" office:value-type="string" calcext:value-type="string">
            <text:p>Типы вмешательства</text:p>
          </table:table-cell>
          <table:table-cell table:style-name="ce231" office:value-type="string" calcext:value-type="string">
            <text:p>Расшифровка</text:p>
          </table:table-cell>
          <table:table-cell/>
          <table:table-cell table:style-name="ce231" office:value-type="string" calcext:value-type="string">
            <text:p>Подсистемы </text:p>
          </table:table-cell>
          <table:table-cell/>
          <table:table-cell table:style-name="ce231" office:value-type="string" calcext:value-type="string">
            <text:p>Исполнитель</text:p>
          </table:table-cell>
          <table:table-cell table:number-columns-repeated="16366"/>
        </table:table-row>
        <table:table-row table:style-name="ro2">
          <table:table-cell table:style-name="ce230" office:value-type="string" calcext:value-type="string">
            <text:p>Linde</text:p>
          </table:table-cell>
          <table:table-cell/>
          <table:table-cell table:style-name="ce232" office:value-type="string" calcext:value-type="string">
            <text:p>Linde</text:p>
          </table:table-cell>
          <table:table-cell office:value-type="string" calcext:value-type="string">
            <text:p>E20 336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E20-01</text:p>
          </table:table-cell>
          <table:table-cell/>
          <table:table-cell office:value-type="string" calcext:value-type="string">
            <text:p>Газовый погрузчик</text:p>
          </table:table-cell>
          <table:table-cell/>
          <table:table-cell office:value-type="string" calcext:value-type="string">
            <text:p>Цех подготовки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аварийный ремонт (прям сейчас и сразу)</text:p>
          </table:table-cell>
          <table:table-cell/>
          <table:table-cell table:style-name="Default" office:value-type="string" calcext:value-type="string">
            <text:p>Батарея 1</text:p>
          </table:table-cell>
          <table:table-cell/>
          <table:table-cell office:value-type="string" calcext:value-type="string">
            <text:p>Стародубов Михаил</text:p>
          </table:table-cell>
          <table:table-cell table:number-columns-repeated="16366"/>
        </table:table-row>
        <table:table-row table:style-name="ro2">
          <table:table-cell table:style-name="ce230" office:value-type="string" calcext:value-type="string">
            <text:p>Still</text:p>
          </table:table-cell>
          <table:table-cell/>
          <table:table-cell table:style-name="ce232" office:value-type="string" calcext:value-type="string">
            <text:p>Linde</text:p>
          </table:table-cell>
          <table:table-cell office:value-type="string" calcext:value-type="string">
            <text:p>E20 386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E20-02</text:p>
          </table:table-cell>
          <table:table-cell/>
          <table:table-cell office:value-type="string" calcext:value-type="string">
            <text:p>Дизельный погрузчик</text:p>
          </table:table-cell>
          <table:table-cell/>
          <table:table-cell office:value-type="string" calcext:value-type="string">
            <text:p>Резиносмешение</text:p>
          </table:table-cell>
          <table:table-cell/>
          <table:table-cell office:value-type="string" calcext:value-type="string">
            <text:p>С1</text:p>
          </table:table-cell>
          <table:table-cell table:number-columns-repeated="2"/>
          <table:table-cell office:value-type="string" calcext:value-type="string">
            <text:p>Батарея 2</text:p>
          </table:table-cell>
          <table:table-cell/>
          <table:table-cell office:value-type="string" calcext:value-type="string">
            <text:p>Анисимов Сергей</text:p>
          </table:table-cell>
          <table:table-cell table:number-columns-repeated="16366"/>
        </table:table-row>
        <table:table-row table:style-name="ro2">
          <table:table-cell table:number-columns-repeated="2"/>
          <table:table-cell table:style-name="ce232" office:value-type="string" calcext:value-type="string">
            <text:p>Linde</text:p>
          </table:table-cell>
          <table:table-cell office:value-type="string" calcext:value-type="string">
            <text:p>E20 387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E20HP</text:p>
          </table:table-cell>
          <table:table-cell/>
          <table:table-cell office:value-type="string" calcext:value-type="string">
            <text:p>Эл. Погрузчик</text:p>
          </table:table-cell>
          <table:table-cell/>
          <table:table-cell office:value-type="string" calcext:value-type="string">
            <text:p>Логистика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помощь кому-либо</text:p>
          </table:table-cell>
          <table:table-cell/>
          <table:table-cell office:value-type="string" calcext:value-type="string">
            <text:p>Колёса передние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232" office:value-type="string" calcext:value-type="string">
            <text:p>Linde</text:p>
          </table:table-cell>
          <table:table-cell office:value-type="string" calcext:value-type="string">
            <text:p>E30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E20PH-02</text:p>
          </table:table-cell>
          <table:table-cell/>
          <table:table-cell office:value-type="string" calcext:value-type="string">
            <text:p>Эл. Штабелер</text:p>
          </table:table-cell>
          <table:table-cell/>
          <table:table-cell office:value-type="string" calcext:value-type="string">
            <text:p>Контроль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запланированный ремонт</text:p>
          </table:table-cell>
          <table:table-cell/>
          <table:table-cell office:value-type="string" calcext:value-type="string">
            <text:p>Колёса задние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233" office:value-type="string" calcext:value-type="string">
            <text:p>Still</text:p>
          </table:table-cell>
          <table:table-cell table:style-name="ce235" office:value-type="string" calcext:value-type="string">
            <text:p>FM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E30-02</text:p>
          </table:table-cell>
          <table:table-cell table:number-columns-repeated="3"/>
          <table:table-cell office:value-type="string" calcext:value-type="string">
            <text:p>Восстановление грузовых шин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административно-техническая работа (работа с подрядчиками, чертежей, поиск зап.частей, заказ зап.части)</text:p>
          </table:table-cell>
          <table:table-cell/>
          <table:table-cell office:value-type="string" calcext:value-type="string">
            <text:p>Гидравлическая система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232" office:value-type="string" calcext:value-type="string">
            <text:p>Linde</text:p>
          </table:table-cell>
          <table:table-cell office:value-type="string" calcext:value-type="string">
            <text:p>H 50 T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E30SH</text:p>
          </table:table-cell>
          <table:table-cell table:number-columns-repeated="3"/>
          <table:table-cell office:value-type="string" calcext:value-type="string">
            <text:p>QTB</text:p>
          </table:table-cell>
          <table:table-cell/>
          <table:table-cell office:value-type="string" calcext:value-type="string">
            <text:p>С2</text:p>
          </table:table-cell>
          <table:table-cell table:number-columns-repeated="2"/>
          <table:table-cell office:value-type="string" calcext:value-type="string">
            <text:p>Рулевая система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232" office:value-type="string" calcext:value-type="string">
            <text:p>Linde</text:p>
          </table:table-cell>
          <table:table-cell office:value-type="string" calcext:value-type="string">
            <text:p>R16</text:p>
          </table:table-cell>
          <table:table-cell/>
          <table:table-cell table:style-name="ce233" office:value-type="string" calcext:value-type="string">
            <text:p>Still</text:p>
          </table:table-cell>
          <table:table-cell table:style-name="ce231" office:value-type="string" calcext:value-type="string">
            <text:p>FM 17i</text:p>
          </table:table-cell>
          <table:table-cell table:number-columns-repeated="3"/>
          <table:table-cell office:value-type="string" calcext:value-type="string">
            <text:p>G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административная работа (обучения, пятимутка, собрания где на совут для консультаций)</text:p>
          </table:table-cell>
          <table:table-cell/>
          <table:table-cell office:value-type="string" calcext:value-type="string">
            <text:p>Тормозная система</text:p>
          </table:table-cell>
          <table:table-cell table:number-columns-repeated="16368"/>
        </table:table-row>
        <table:table-row table:style-name="ro2">
          <table:table-cell table:number-columns-repeated="2"/>
          <table:table-cell table:style-name="ce234" office:value-type="string" calcext:value-type="string">
            <text:p>Linde</text:p>
          </table:table-cell>
          <table:table-cell office:value-type="string" calcext:value-type="string">
            <text:p>R20</text:p>
          </table:table-cell>
          <table:table-cell/>
          <table:table-cell table:style-name="ce233" office:value-type="string" calcext:value-type="string">
            <text:p>Still</text:p>
          </table:table-cell>
          <table:table-cell table:style-name="ce231" office:value-type="string" calcext:value-type="string">
            <text:p>FMx-17</text:p>
          </table:table-cell>
          <table:table-cell table:number-columns-repeated="3"/>
          <table:table-cell office:value-type="string" calcext:value-type="string">
            <text:p>EP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инспекции, осмотры и т.д. в рамках своей работы</text:p>
          </table:table-cell>
          <table:table-cell/>
          <table:table-cell office:value-type="string" calcext:value-type="string">
            <text:p>Электрика (мотор, панель управления и пр.)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calcext:value-type="string">
            <text:p>Still</text:p>
          </table:table-cell>
          <table:table-cell office:value-type="string" calcext:value-type="string">
            <text:p>RX 20-18</text:p>
          </table:table-cell>
          <table:table-cell/>
          <table:table-cell table:style-name="ce233" office:value-type="string" calcext:value-type="string">
            <text:p>Still</text:p>
          </table:table-cell>
          <table:table-cell table:style-name="ce231" office:value-type="string" calcext:value-type="string">
            <text:p>FMx-17 SE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Световое оборудование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calcext:value-type="string">
            <text:p>Still</text:p>
          </table:table-cell>
          <table:table-cell office:value-type="string" calcext:value-type="string">
            <text:p>RX 20-20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H 50 T</text:p>
          </table:table-cell>
          <table:table-cell table:number-columns-repeated="8"/>
          <table:table-cell office:value-type="string" calcext:value-type="string">
            <text:p>Звуковой сигнал</text:p>
          </table:table-cell>
          <table:table-cell table:number-columns-repeated="16368"/>
        </table:table-row>
        <table:table-row table:style-name="ro2">
          <table:table-cell table:number-columns-repeated="2"/>
          <table:table-cell office:value-type="string" calcext:value-type="string">
            <text:p>Still</text:p>
          </table:table-cell>
          <table:table-cell office:value-type="string" calcext:value-type="string">
            <text:p>RХ 70 25</text:p>
          </table:table-cell>
          <table:table-cell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R 16 S</text:p>
          </table:table-cell>
          <table:table-cell table:number-columns-repeated="8"/>
          <table:table-cell office:value-type="string" calcext:value-type="string">
            <text:p>Прочее</text:p>
          </table:table-cell>
          <table:table-cell table:number-columns-repeated="16368"/>
        </table:table-row>
        <table:table-row table:style-name="ro2">
          <table:table-cell table:number-columns-repeated="5"/>
          <table:table-cell table:style-name="ce233" office:value-type="string" calcext:value-type="string">
            <text:p>Linde</text:p>
          </table:table-cell>
          <table:table-cell table:style-name="ce231" office:value-type="string" calcext:value-type="string">
            <text:p>R-16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5" office:value-type="string" calcext:value-type="string">
            <text:p>Linde</text:p>
          </table:table-cell>
          <table:table-cell table:style-name="ce231" office:value-type="string" calcext:value-type="string">
            <text:p>R16-01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5" office:value-type="string" calcext:value-type="string">
            <text:p>Linde</text:p>
          </table:table-cell>
          <table:table-cell table:style-name="ce231" office:value-type="string" calcext:value-type="string">
            <text:p>R-20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1" office:value-type="string" calcext:value-type="string">
            <text:p>Still</text:p>
          </table:table-cell>
          <table:table-cell table:style-name="ce231" office:value-type="string" calcext:value-type="string">
            <text:p>RX 20-18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1" office:value-type="string" calcext:value-type="string">
            <text:p>Still</text:p>
          </table:table-cell>
          <table:table-cell table:style-name="ce231" office:value-type="string" calcext:value-type="string">
            <text:p>RX 20-20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1" office:value-type="string" calcext:value-type="string">
            <text:p>Still</text:p>
          </table:table-cell>
          <table:table-cell table:style-name="ce231" office:value-type="string" calcext:value-type="string">
            <text:p>RX 20-20 Р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1" office:value-type="string" calcext:value-type="string">
            <text:p>Still</text:p>
          </table:table-cell>
          <table:table-cell table:style-name="ce231" office:value-type="string" calcext:value-type="string">
            <text:p>RХ 70 25</text:p>
          </table:table-cell>
          <table:table-cell table:number-columns-repeated="16377"/>
        </table:table-row>
        <table:table-row table:style-name="ro2">
          <table:table-cell table:number-columns-repeated="5"/>
          <table:table-cell table:style-name="ce235" office:value-type="string" calcext:value-type="string">
            <text:p>Linde</text:p>
          </table:table-cell>
          <table:table-cell table:style-name="ce231" office:value-type="string" calcext:value-type="string">
            <text:p>Е 18НР01</text:p>
          </table:table-cell>
          <table:table-cell table:number-columns-repeated="16377"/>
        </table:table-row>
        <table:table-row table:style-name="ro9" table:number-rows-repeated="1048554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>
        <table:named-expression table:name="Срез_Дата_ремонта" table:base-cell-address="$Справочники.$A$1" table:expression="#N/A"/>
      </table:named-expressions>
      <table:database-ranges>
        <table:database-range table:name="Регистрация" table:target-range-address="'Регистрация деятельности.'.A1:'Регистрация деятельности.'.O150" table:on-update-keep-styles="true" table:on-update-keep-size="false"/>
        <table:database-range table:name="Таблица11" table:target-range-address="Справочники.C2:Справочники.D13" table:display-filter-buttons="true"/>
        <table:database-range table:name="Таблица12" table:target-range-address="Справочники.F2:Справочники.G21" table:display-filter-buttons="true"/>
        <table:database-range table:name="Таблица13" table:target-range-address="Справочники.I2:Справочники.I6" table:display-filter-buttons="true"/>
        <table:database-range table:name="Таблица14" table:target-range-address="Справочники.K2:Справочники.K10" table:display-filter-buttons="true"/>
        <table:database-range table:name="Таблица15" table:target-range-address="Справочники.M2:Справочники.N11" table:display-filter-buttons="true"/>
        <table:database-range table:name="Таблица16" table:target-range-address="Справочники.P2:Справочники.P13" table:display-filter-buttons="true"/>
        <table:database-range table:name="Таблица17" table:target-range-address="Справочники.R2:Справочники.R4" table:display-filter-buttons="true"/>
        <table:database-range table:name="Таблица2" table:target-range-address="Погрузчики.A1:Погрузчики.Z54" table:display-filter-buttons="true"/>
        <table:database-range table:name="Таблица4" table:target-range-address="Справочники.A2:Справочники.A4" table:display-filter-buttons="true"/>
        <table:database-range table:name="__Anonymous_Sheet_DB__0" table:target-range-address="'Регистрация деятельности.'.A1:'Регистрация деятельности.'.O150" table:display-filter-buttons="true"/>
      </table:database-ranges>
      <table:data-pilot-tables>
        <table:data-pilot-table table:name="DataPilot1" table:application-data="" table:target-range-address="'Report_Плановый ремонт погрузчиков'.A1:'Report_Плановый ремонт погрузчиков'.L27" table:buttons="'Report_Плановый ремонт погрузчиков'.A1 'Report_Плановый ремонт погрузчиков'.A4 'Report_Плановый ремонт погрузчиков'.B4 'Report_Плановый ремонт погрузчиков'.C4 'Report_Плановый ремонт погрузчиков'.D4 'Report_Плановый ремонт погрузчиков'.E3" table:grand-total="row" table:ignore-empty-rows="true" table:show-filter-button="false" table:drill-down-on-double-click="false">
          <table:source-cell-range table:cell-range-address="'Регистрация деятельности.'.A1:'Регистрация деятельности.'.R2500"/>
          <table:data-pilot-field table:source-field-name="Отметка о выполнении" table:orientation="page" table:used-hierarchy="0" table:function="auto" loext:ignore-selected-page="true" table:selected-page="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Подсистема" table:orientation="column" table:used-hierarchy="0" table:function="auto">
            <table:data-pilot-level table:show-empty="false" calcext:repeat-item-labels="false">
              <table:data-pilot-members>
                <table:data-pilot-member table:name="Батарея 1" table:display="true" table:show-details="true"/>
                <table:data-pilot-member table:name="Батарея 2" table:display="true" table:show-details="true"/>
                <table:data-pilot-member table:name="Гидравлическая система" table:display="true" table:show-details="true"/>
                <table:data-pilot-member table:name="Колёса задние" table:display="true" table:show-details="true"/>
                <table:data-pilot-member table:name="Колёса передние" table:display="true" table:show-details="true"/>
                <table:data-pilot-member table:name="Прочее" table:display="true" table:show-details="true"/>
                <table:data-pilot-member table:name="Световое оборудование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Возможность дальнейшей работы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Нет" table:display="true" table:show-details="true"/>
                <table:data-pilot-member table:name="Да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Локация Цех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  <table:data-pilot-member table:name="Восстановление шин" table:display="true" table:show-details="true"/>
                <table:data-pilot-member table:name="Резиносмешение" table:display="true" table:show-details="true"/>
                <table:data-pilot-member table:name="Цех подготовки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ашина №" table:orientation="row" table:used-hierarchy="0" table:function="auto">
            <table:data-pilot-level table:show-empty="false" calcext:repeat-item-labels="false">
              <table:data-pilot-members>
                <table:data-pilot-member table:name="МУ 3242 50RUS" table:display="true" table:show-details="true"/>
                <table:data-pilot-member table:name="МУ 3243 50RUS" table:display="true" table:show-details="true"/>
                <table:data-pilot-member table:name="МУ 3279 50RUS" table:display="true" table:show-details="true"/>
                <table:data-pilot-member table:name="ОМ 8610 50RUS" table:display="true" table:show-details="true"/>
                <table:data-pilot-member table:name="ОМ 8656 50RUS" table:display="true" table:show-details="true"/>
                <table:data-pilot-member table:name="ОМ 8657 50RUS" table:display="true" table:show-details="true"/>
                <table:data-pilot-member table:name="ОМ 8658 50RUS" table:display="true" table:show-details="true"/>
                <table:data-pilot-member table:name="ОМ 8659 50RUS" table:display="true" table:show-details="true"/>
                <table:data-pilot-member table:name="ОT 4881 50RU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Описание неисправности" table:orientation="row" table:used-hierarchy="0" table:function="auto">
            <table:data-pilot-level table:show-empty="false" calcext:repeat-item-labels="false">
              <table:data-pilot-members>
                <table:data-pilot-member table:name="50% износа" table:display="true" table:show-details="true"/>
                <table:data-pilot-member table:name="Батарея 1 отсутствует" table:display="true" table:show-details="true"/>
                <table:data-pilot-member table:name="Батарея 2 неисправна" table:display="true" table:show-details="true"/>
                <table:data-pilot-member table:name="Батарея 2 отсутствует" table:display="true" table:show-details="true"/>
                <table:data-pilot-member table:name="Критический износ" table:display="true" table:show-details="true"/>
                <table:data-pilot-member table:name="Не пройдено ТО" table:display="true" table:show-details="true"/>
                <table:data-pilot-member table:name="Неисправен мотор (сгорел)" table:display="true" table:show-details="true"/>
                <table:data-pilot-member table:name="Необходима замена потенциометра наклона мачты" table:display="true" table:show-details="true"/>
                <table:data-pilot-member table:name="Отсутствует АКБ" table:display="true" table:show-details="true"/>
                <table:data-pilot-member table:name="Отсутствует световое оборудование" table:display="true" table:show-details="true"/>
                <table:data-pilot-member table:name="повреждена оплётка шлангов ( привод каретки слева и привод подъёма мачты)" table:display="true" table:show-details="true"/>
                <table:data-pilot-member table:name="Рваная подушка сиденья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Машина №" table:orientation="data" table:used-hierarchy="0" table:function="count">
            <table:data-pilot-level table:show-empty="false" calcext:repeat-item-labels="false">
              <table:data-pilot-members>
                <table:data-pilot-member table:name="МУ 3242 50RUS" table:display="true" table:show-details="true"/>
                <table:data-pilot-member table:name="МУ 3243 50RUS" table:display="true" table:show-details="true"/>
                <table:data-pilot-member table:name="МУ 3279 50RUS" table:display="true" table:show-details="true"/>
                <table:data-pilot-member table:name="ОМ 8610 50RUS" table:display="true" table:show-details="true"/>
                <table:data-pilot-member table:name="ОМ 8656 50RUS" table:display="true" table:show-details="true"/>
                <table:data-pilot-member table:name="ОМ 8657 50RUS" table:display="true" table:show-details="true"/>
                <table:data-pilot-member table:name="ОМ 8658 50RUS" table:display="true" table:show-details="true"/>
                <table:data-pilot-member table:name="ОМ 8659 50RUS" table:display="true" table:show-details="true"/>
                <table:data-pilot-member table:name="ОT 4881 50RU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Report_Погрузчики по цехам'.A1:'Report_Погрузчики по цехам'.E11" table:buttons="'Report_Погрузчики по цехам'.A2 'Report_Погрузчики по цехам'.B1" table:show-filter-button="false" table:drill-down-on-double-click="false">
          <table:source-cell-range table:cell-range-address="Погрузчики.A1:Погрузчики.Z54"/>
          <table:data-pilot-field table:source-field-name="Эксплуатация" table:orientation="column" table:used-hierarchy="0" table:function="auto">
            <table:data-pilot-level table:show-empty="false" calcext:repeat-item-labels="false">
              <table:data-pilot-members>
                <table:data-pilot-member table:name="Без ограничений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ЦЕХ" table:orientation="row" table:used-hierarchy="0" table:function="auto">
            <table:data-pilot-level table:show-empty="false" calcext:repeat-item-labels="false">
              <table:data-pilot-members>
                <table:data-pilot-member table:name="Восстановление шин" table:display="true" table:show-details="true"/>
                <table:data-pilot-member table:name="Контроль" table:display="true" table:show-details="true"/>
                <table:data-pilot-member table:name="Логистика" table:display="true" table:show-details="true"/>
                <table:data-pilot-member table:name="Резиносмешение" table:display="true" table:show-details="true"/>
                <table:data-pilot-member table:name="Цех подготовки" table:display="true" table:show-details="true"/>
                <table:data-pilot-member table:name="EP" table:display="true" table:show-details="true"/>
                <table:data-pilot-member table:name="GC" table:display="true" table:show-details="true"/>
                <table:data-pilot-member table:name="QT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Гос. Номер" table:orientation="data" table:used-hierarchy="0" table:function="count">
            <table:data-pilot-level table:show-empty="false" calcext:repeat-item-labels="false">
              <table:data-pilot-members>
                <table:data-pilot-member table:name="МК 2967 50RUS" table:display="true" table:show-details="true"/>
                <table:data-pilot-member table:name="МУ 3236 50RUS" table:display="true" table:show-details="true"/>
                <table:data-pilot-member table:name="МУ 3237 50RUS" table:display="true" table:show-details="true"/>
                <table:data-pilot-member table:name="МУ 3238 50RUS" table:display="true" table:show-details="true"/>
                <table:data-pilot-member table:name="МУ 3239 50RUS" table:display="true" table:show-details="true"/>
                <table:data-pilot-member table:name="МУ 3240 50RUS" table:display="true" table:show-details="true"/>
                <table:data-pilot-member table:name="МУ 3241 50RUS" table:display="true" table:show-details="true"/>
                <table:data-pilot-member table:name="МУ 3242 50RUS" table:display="true" table:show-details="true"/>
                <table:data-pilot-member table:name="МУ 3243 50RUS" table:display="true" table:show-details="true"/>
                <table:data-pilot-member table:name="МУ 3279 50RUS" table:display="true" table:show-details="true"/>
                <table:data-pilot-member table:name="ОМ 8610 50RUS" table:display="true" table:show-details="true"/>
                <table:data-pilot-member table:name="ОМ 8613 50RUS" table:display="true" table:show-details="true"/>
                <table:data-pilot-member table:name="ОМ 8614 50RUS" table:display="true" table:show-details="true"/>
                <table:data-pilot-member table:name="ОМ 8615 50RUS" table:display="true" table:show-details="true"/>
                <table:data-pilot-member table:name="ОМ 8616 50RUS" table:display="true" table:show-details="true"/>
                <table:data-pilot-member table:name="ОМ 8617 50RUS" table:display="true" table:show-details="true"/>
                <table:data-pilot-member table:name="ОМ 8632 50RUS" table:display="true" table:show-details="true"/>
                <table:data-pilot-member table:name="ОМ 8633 50RUS" table:display="true" table:show-details="true"/>
                <table:data-pilot-member table:name="ОМ 8634 50RUS" table:display="true" table:show-details="true"/>
                <table:data-pilot-member table:name="ОМ 8635 50RUS" table:display="true" table:show-details="true"/>
                <table:data-pilot-member table:name="ОМ 8637 50RUS" table:display="true" table:show-details="true"/>
                <table:data-pilot-member table:name="ОМ 8638 50RUS" table:display="true" table:show-details="true"/>
                <table:data-pilot-member table:name="ОМ 8656 50RUS" table:display="true" table:show-details="true"/>
                <table:data-pilot-member table:name="ОМ 8657 50RUS" table:display="true" table:show-details="true"/>
                <table:data-pilot-member table:name="ОМ 8658 50RUS" table:display="true" table:show-details="true"/>
                <table:data-pilot-member table:name="ОМ 8659 50RUS" table:display="true" table:show-details="true"/>
                <table:data-pilot-member table:name="ОМ 8663 50RUS" table:display="true" table:show-details="true"/>
                <table:data-pilot-member table:name="ОМ 8664 50RUS" table:display="true" table:show-details="true"/>
                <table:data-pilot-member table:name="ОМ 8665 50RUS" table:display="true" table:show-details="true"/>
                <table:data-pilot-member table:name="ОН 4544 50RUS" table:display="true" table:show-details="true"/>
                <table:data-pilot-member table:name="ОН 4623 50RUS" table:display="true" table:show-details="true"/>
                <table:data-pilot-member table:name="ОН 4626 50RUS" table:display="true" table:show-details="true"/>
                <table:data-pilot-member table:name="ОО 8843 50RUS" table:display="true" table:show-details="true"/>
                <table:data-pilot-member table:name="ОР 5349 50RUS" table:display="true" table:show-details="true"/>
                <table:data-pilot-member table:name="ОР 5355 50RUS" table:display="true" table:show-details="true"/>
                <table:data-pilot-member table:name="ОР 5356 50RUS" table:display="true" table:show-details="true"/>
                <table:data-pilot-member table:name="ОР 5357 50RUS" table:display="true" table:show-details="true"/>
                <table:data-pilot-member table:name="ОР 5437 50RUS" table:display="true" table:show-details="true"/>
                <table:data-pilot-member table:name="ОР 5438 50RUS" table:display="true" table:show-details="true"/>
                <table:data-pilot-member table:name="ОХ 9525 50RUS" table:display="true" table:show-details="true"/>
                <table:data-pilot-member table:name="ОХ 9526 50RUS" table:display="true" table:show-details="true"/>
                <table:data-pilot-member table:name="ОХ 9527 50RUS" table:display="true" table:show-details="true"/>
                <table:data-pilot-member table:name="ОХ 9528 50RUS" table:display="true" table:show-details="true"/>
                <table:data-pilot-member table:name="ОT 4880 50RUS" table:display="true" table:show-details="true"/>
                <table:data-pilot-member table:name="ОT 4881 50RUS" table:display="true" table:show-details="true"/>
                <table:data-pilot-member table:name="ОT 4957 50RUS" table:display="true" table:show-details="true"/>
                <table:data-pilot-member table:name="ОX 9524 50RUS" table:display="true" table:show-details="true"/>
                <table:data-pilot-member table:name="ХН 2633 50RUS" table:display="true" table:show-details="true"/>
                <table:data-pilot-member table:name="XН 2632 50RUS" table:display="true" table:show-details="true"/>
                <table:data-pilot-member table:name="XA 1904 50RUS" table:display="true" table:show-details="true"/>
                <table:data-pilot-member table:name="XA 2128 50RUS" table:display="true" table:show-details="true"/>
                <table:data-pilot-member table:name="XA 2236 50RUS" table:display="true" table:show-details="true"/>
                <table:data-pilot-member table:name="XE 2019 50RU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Cyr" svg:font-family="'Arial Cyr'"/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9P0" style:volatile="true">
      <number:number number:decimal-places="0" number:min-decimal-places="0" number:min-integer-digits="1" number:grouping="true"/>
      <number:text>р.</number:text>
    </number:number-style>
    <number:number-style style:name="N119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р.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р.</number:text>
    </number:number-style>
    <number:number-style style:name="N12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р.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6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4P2" style:volatile="true">
      <number:text> </number:text>
      <number:fill-character> </number:fill-character>
      <number:text>-р.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7P0" style:volatile="true">
      <number:day number:style="long"/>
      <number:text>.</number:text>
      <number:month number:style="long"/>
      <number:text>.</number:text>
      <number:year/>
    </number:date-style>
    <number:text-style style:name="N157">
      <number:text-content/>
      <style:map style:condition="value()&lt;=1.7976931348623157E+308" style:apply-style-name="N157P0"/>
    </number:text-style>
    <number:time-style style:name="N158P0" style:volatile="true">
      <number:hours/>
      <number:text>:</number:text>
      <number:minutes number:style="long"/>
    </number:time-style>
    <number:text-style style:name="N158">
      <number:text-content/>
      <style:map style:condition="value()&lt;=1.7976931348623157E+308" style:apply-style-name="N158P0"/>
    </number:text-style>
    <number:number-style style:name="N160P0" style:volatile="true">
      <number:number number:decimal-places="0" number:min-decimal-places="0" number:min-integer-digits="1" number:grouping="true"/>
      <number:text> ₽</number:text>
    </number:number-style>
    <number:number-style style:name="N160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₽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₽</number:text>
    </number:number-style>
    <number:number-style style:name="N163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₽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7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76P2" style:volatile="true">
      <number:text> </number:text>
      <number:fill-character> </number:fill-character>
      <number:text>- ₽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8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3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Да</number:text>
    </number:number-style>
    <number:number-style style:name="N185P1" style:volatile="true">
      <number:text>Да</number:text>
    </number:number-style>
    <number:number-style style:name="N185">
      <number:text>Нет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Истина</number:text>
    </number:number-style>
    <number:number-style style:name="N187P1" style:volatile="true">
      <number:text>Истина</number:text>
    </number:number-style>
    <number:number-style style:name="N187">
      <number:text>Ложь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Вкл</number:text>
    </number:number-style>
    <number:number-style style:name="N189P1" style:volatile="true">
      <number:text>Вкл</number:text>
    </number:number-style>
    <number:number-style style:name="N189">
      <number:text>Выкл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91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91P0"/>
    </number:currency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1" style:font-family-complex="Calibri" style:font-family-generic-complex="swiss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yr" fo:font-family="'Arial Cyr'" fo:font-size="10pt" fo:font-style="normal" fo:text-shadow="none" style:text-underline-style="none" fo:font-weight="normal" style:font-size-asian="10pt" style:font-style-asian="normal" style:font-weight-asian="normal" style:font-name-complex="Arial Cyr" style:font-family-complex="'Arial Cyr'" style:font-size-complex="10pt" style:font-style-complex="normal" style:font-weight-complex="normal"/>
    </style:style>
    <style:style style:name="Обычный_20_5_20_2" style:display-name="Обычный 5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7">
      <style:table-cell-properties fo:padding="0.071cm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transparent"/>
    </style:style>
    <style:style style:name="Untitled3" style:family="table-cell" style:parent-style-name="Default">
      <style:table-cell-properties fo:background-color="#00a933" style:diagonal-bl-tr="none" style:diagonal-tl-br="none"/>
    </style:style>
    <style:style style:name="Untitled4" style:family="table-cell" style:parent-style-name="Default">
      <style:table-cell-properties fo:background-color="#ff0000" style:diagonal-bl-tr="none" style:diagonal-tl-br="none"/>
    </style:style>
    <style:style style:name="Untitled5" style:family="table-cell" style:parent-style-name="Default">
      <style:table-cell-properties fo:background-color="#ff6d6d" style:diagonal-bl-tr="none" style:diagonal-tl-br="none"/>
    </style:style>
    <style:style style:name="Ok-nOK_5f_Style" style:display-name="Ok-nOK_Style" style:family="table-cell" style:parent-style-name="Default">
      <style:table-cell-properties fo:background-color="#3faf46"/>
    </style:style>
    <style:style style:name="nOK_5f_style" style:display-name="nOK_style" style:family="table-cell" style:parent-style-name="Default">
      <style:table-cell-properties fo:background-color="#ff3838"/>
    </style:style>
    <style:style style:name="ok_5f_style" style:display-name="ok_style" style:family="table-cell" style:parent-style-name="Default">
      <style:table-cell-properties fo:background-color="#3faf46"/>
    </style:style>
    <style:style style:name="ЗапретСтайл" style:family="table-cell" style:parent-style-name="Default">
      <style:table-cell-properties fo:background-color="#ff6d6d"/>
    </style:style>
    <style:style style:name="БезОгранСтайл" style:family="table-cell" style:parent-style-name="Default">
      <style:table-cell-properties fo:background-color="#81d41a"/>
    </style:style>
    <style:style style:name="планРемонтСтайл" style:family="table-cell" style:parent-style-name="Default">
      <style:table-cell-properties fo:background-color="#ffffa6"/>
    </style:style>
    <draw:marker draw:name="msArrowEnd_20_5" draw:display-name="msArrowEnd 5" svg:viewBox="0 0 300 300" svg:d="M150 0l150 300h-300z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5">00.00.0000</text:date>, <text:time style:data-style-name="N2" text:time-value="08:55:23.2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недостающие_20__2116__20_погрузчиков" style:display-name="PageStyle_недостающие № погрузчик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правочники" style:display-name="PageStyle_Справочн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Регистрация_20_деятельности." style:display-name="PageStyle_Регистрация деятельности.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шпаргалка_20_по_20_типу_20_ремонта" style:display-name="PageStyle_шпаргалка по типу ремонт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грузчики" style:display-name="PageStyle_Погрузчик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4T10:45:39.781000000</meta:creation-date>
    <dc:language>ru-RU</dc:language>
    <meta:editing-cycles>22</meta:editing-cycles>
    <meta:editing-duration>PT1H26M54S</meta:editing-duration>
    <meta:generator>LibreOffice/7.5.4.2$Windows_X86_64 LibreOffice_project/36ccfdc35048b057fd9854c757a8b67ec53977b6</meta:generator>
    <dc:date>2023-06-15T08:55:41.716000000</dc:date>
    <meta:document-statistic meta:table-count="5" meta:cell-count="1632" meta:object-count="0"/>
    <meta:user-defined meta:name="AppVersion">15.0000</meta:user-defined>
    <meta:user-defined meta:name="ContentTypeId">0x010100CDFA5DADF760014FA38016A378CA85E4</meta:user-defined>
    <meta:user-defined meta:name="MSIP_Label_09e9a456-2778-4ca9-be06-1190b1e1118a_ActionId">3f55e324-c1c1-492c-a2cc-ae8029709ad8</meta:user-defined>
    <meta:user-defined meta:name="MSIP_Label_09e9a456-2778-4ca9-be06-1190b1e1118a_ContentBits">0</meta:user-defined>
    <meta:user-defined meta:name="MSIP_Label_09e9a456-2778-4ca9-be06-1190b1e1118a_Enabled" meta:value-type="string">true</meta:user-defined>
    <meta:user-defined meta:name="MSIP_Label_09e9a456-2778-4ca9-be06-1190b1e1118a_Method" meta:value-type="string">Standard</meta:user-defined>
    <meta:user-defined meta:name="MSIP_Label_09e9a456-2778-4ca9-be06-1190b1e1118a_Name" meta:value-type="string">D3</meta:user-defined>
    <meta:user-defined meta:name="MSIP_Label_09e9a456-2778-4ca9-be06-1190b1e1118a_SetDate" meta:value-type="string">2022-03-02T10:37:47Z</meta:user-defined>
    <meta:user-defined meta:name="MSIP_Label_09e9a456-2778-4ca9-be06-1190b1e1118a_SiteId" meta:value-type="string">658ba197-6c73-4fea-91bd-1c7d8de6bf2c</meta:user-defined>
    <meta:user-defined meta:name="MediaServiceImageTags" meta:value-type="string"/>
  </office:meta>
</office:document-meta>
</file>

<file path=Basic/Standard/Sheet1 (Справочники).xml><?xml version="1.0" encoding="utf-8"?>
<!DOCTYPE module  PUBLIC '-//OpenOffice.org//DTD OfficeDocument 1.0//EN'  'module.dtd'>
<script:module xmlns:script="http://openoffice.org/2000/script" script:name="Sheet1 (Справочники)" script:language="StarBasic" script:moduleType="normal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vba_macroses"/>
  <library:element library:name="Sheet1 (Справочники)"/>
</library:library>
</file>

<file path=Basic/Standard/vba_macroses.xml><?xml version="1.0" encoding="utf-8"?>
<!DOCTYPE module  PUBLIC '-//OpenOffice.org//DTD OfficeDocument 1.0//EN'  'module.dtd'>
<script:module xmlns:script="http://openoffice.org/2000/script" script:name="vba_macroses" script:language="StarBasic" script:moduleType="normal">REM  *****  BASIC  *****
Sub RefreshPilot
dim oSheet as object, oPilot as object

for each oSheet in thiscomponent.sheets
    for each oPilot in oSheet.DataPilotTables
        oPilot.refresh
    next oPilot
next oSheet
end sub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
sub Macro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oPoint"
args1(0).Value = "$A$151:$O$151"

dispatcher.executeDispatch(document, ".uno:GoToCell", "", 0, args1())

rem ----------------------------------------------------------------------
dispatcher.executeDispatch(document, ".uno:Copy", "", 0, Array())

rem ----------------------------------------------------------------------
dim args3(0) as new com.sun.star.beans.PropertyValue
args3(0).Name = "ToPoint"
args3(0).Value = "$A$152"

dispatcher.executeDispatch(document, ".uno:GoToCell", "", 0, args3())

rem ----------------------------------------------------------------------
dim args4(5) as new com.sun.star.beans.PropertyValue
args4(0).Name = "Flags"
args4(0).Value = "T"
args4(1).Name = "FormulaCommand"
args4(1).Value = 0
args4(2).Name = "SkipEmptyCells"
args4(2).Value = false
args4(3).Name = "Transpose"
args4(3).Value = false
args4(4).Name = "AsLink"
args4(4).Value = false
args4(5).Name = "MoveMode"
args4(5).Value = 4

dispatcher.executeDispatch(document, ".uno:InsertContents", "", 0, args4())


end sub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1"/>
  <library:element library:name="Лист2"/>
  <library:element library:name="Лист3"/>
  <library:element library:name="Лист4"/>
  <library:element library:name="Лист5"/>
  <library:element library:name="ЭтаКнига"/>
  <library:element library:name="Module1"/>
</library:library>
</file>

<file path=Basic/VBAProject/Лист1.xml><?xml version="1.0" encoding="utf-8"?>
<!DOCTYPE module  PUBLIC '-//OpenOffice.org//DTD OfficeDocument 1.0//EN'  'module.dtd'>
<script:module xmlns:script="http://openoffice.org/2000/script" script:name="Лист1" script:language="StarBasic" script:moduleType="document">Rem Attribute VBA_ModuleType=VBADocumentModule
Option VBASupport 1


</script:module>
</file>

<file path=Basic/VBAProject/Лист2.xml><?xml version="1.0" encoding="utf-8"?>
<!DOCTYPE module  PUBLIC '-//OpenOffice.org//DTD OfficeDocument 1.0//EN'  'module.dtd'>
<script:module xmlns:script="http://openoffice.org/2000/script" script:name="Лист2" script:language="StarBasic" script:moduleType="document">Rem Attribute VBA_ModuleType=VBADocumentModule
Option VBASupport 1


</script:module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


</script:module>
</file>

<file path=Basic/VBAProject/Лист4.xml><?xml version="1.0" encoding="utf-8"?>
<!DOCTYPE module  PUBLIC '-//OpenOffice.org//DTD OfficeDocument 1.0//EN'  'module.dtd'>
<script:module xmlns:script="http://openoffice.org/2000/script" script:name="Лист4" script:language="StarBasic" script:moduleType="document">Rem Attribute VBA_ModuleType=VBADocumentModule
Option VBASupport 1


</script:module>
</file>

<file path=Basic/VBAProject/Лист5.xml><?xml version="1.0" encoding="utf-8"?>
<!DOCTYPE module  PUBLIC '-//OpenOffice.org//DTD OfficeDocument 1.0//EN'  'module.dtd'>
<script:module xmlns:script="http://openoffice.org/2000/script" script:name="Лист5" script:language="StarBasic" script:moduleType="document">Rem Attribute VBA_ModuleType=VBADocumentModule
Option VBASupport 1

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